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000000021F9DDC83D.png" manifest:media-type="image/png"/>
  <manifest:file-entry manifest:full-path="Pictures/100002010000021300000095AD132C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uropassCV_5f_WorkExperienceTitle" style:display-name="EuropassCV_WorkExperienceTitle" style:family="table">
      <style:table-properties style:width="18.3cm" fo:margin-top="0cm" fo:margin-bottom="0cm" table:align="left" style:may-break-between-rows="false"/>
    </style:style>
    <style:style style:name="EuropassCV_5f_WorkExperienceTitle.A" style:display-name="EuropassCV_WorkExperienceTitle.A" style:family="table-column">
      <style:table-column-properties style:column-width="5.001cm"/>
    </style:style>
    <style:style style:name="EuropassCV_5f_WorkExperienceTitle.B" style:display-name="EuropassCV_WorkExperienceTitle.B" style:family="table-column">
      <style:table-column-properties style:column-width="13.3cm"/>
    </style:style>
    <style:style style:name="EuropassCV_5f_WorkExperienceTitle.1" style:display-name="EuropassCV_WorkExperienceTitle.1" style:family="table-row">
      <style:table-row-properties style:min-row-height="0.159cm"/>
    </style:style>
    <style:style style:name="EuropassCV_5f_WorkExperienceTitle.A1" style:display-name="EuropassCV_WorkExperienceTitle.A1" style:family="table-cell">
      <style:table-cell-properties fo:padding="0cm" fo:border="none"/>
    </style:style>
    <style:style style:name="EuropassCV_5f_WorkExperienceTitle.B1" style:display-name="EuropassCV_WorkExperienceTitle.B1" style:family="table-cell">
      <style:table-cell-properties style:vertical-align="bottom" fo:padding="0cm" fo:border="none"/>
    </style:style>
    <style:style style:name="Tabela1" style:family="table">
      <style:table-properties style:width="18.3cm" fo:margin-left="0cm" fo:margin-top="0.011cm" fo:margin-bottom="0.3cm" table:align="left"/>
    </style:style>
    <style:style style:name="Tabela1.A" style:family="table-column">
      <style:table-column-properties style:column-width="4.999cm"/>
    </style:style>
    <style:style style:name="Tabela1.B" style:family="table-column">
      <style:table-column-properties style:column-width="13.301cm"/>
    </style:style>
    <style:style style:name="Tabela1.1" style:family="table-row">
      <style:table-row-properties fo:keep-together="auto"/>
    </style:style>
    <style:style style:name="Tabela1.A1" style:family="table-cell">
      <style:table-cell-properties fo:background-color="transparent" fo:padding="0cm" fo:border="none">
        <style:background-image/>
      </style:table-cell-properties>
    </style:style>
    <style:style style:name="EuropassCV_5f_WorkExperience_5f_1" style:display-name="EuropassCV_WorkExperience_1" style:family="table">
      <style:table-properties style:width="18.3cm" fo:margin-left="0cm" fo:margin-top="0.011cm" fo:margin-bottom="0.3cm" table:align="left"/>
    </style:style>
    <style:style style:name="EuropassCV_5f_WorkExperience_5f_1.A" style:display-name="EuropassCV_WorkExperience_1.A" style:family="table-column">
      <style:table-column-properties style:column-width="4.999cm"/>
    </style:style>
    <style:style style:name="EuropassCV_5f_WorkExperience_5f_1.B" style:display-name="EuropassCV_WorkExperience_1.B" style:family="table-column">
      <style:table-column-properties style:column-width="13.301cm"/>
    </style:style>
    <style:style style:name="EuropassCV_5f_WorkExperience_5f_1.1" style:display-name="EuropassCV_WorkExperience_1.1" style:family="table-row">
      <style:table-row-properties fo:keep-together="auto"/>
    </style:style>
    <style:style style:name="EuropassCV_5f_WorkExperience_5f_1.A1" style:display-name="EuropassCV_WorkExperience_1.A1" style:family="table-cell">
      <style:table-cell-properties fo:background-color="transparent" fo:padding="0cm" fo:border="none">
        <style:background-image/>
      </style:table-cell-properties>
    </style:style>
    <style:style style:name="Table1" style:family="table">
      <style:table-properties style:width="18.3cm" fo:margin-left="0cm" fo:margin-top="0.011cm" fo:margin-bottom="0.3cm" table:align="left"/>
    </style:style>
    <style:style style:name="Table1.A" style:family="table-column">
      <style:table-column-properties style:column-width="4.999cm"/>
    </style:style>
    <style:style style:name="Table1.B" style:family="table-column">
      <style:table-column-properties style:column-width="13.301cm"/>
    </style:style>
    <style:style style:name="Table1.1" style:family="table-row">
      <style:table-row-properties fo:keep-together="auto"/>
    </style:style>
    <style:style style:name="Table1.A1" style:family="table-cell">
      <style:table-cell-properties fo:background-color="transparent" fo:padding="0cm" fo:border="none">
        <style:background-image/>
      </style:table-cell-properties>
    </style:style>
    <style:style style:name="Table1.2" style:family="table-row">
      <style:table-row-properties style:min-row-height="0.515cm" fo:keep-together="auto"/>
    </style:style>
    <style:style style:name="Table4" style:family="table">
      <style:table-properties style:width="18.3cm" fo:margin-top="0cm" fo:margin-bottom="0cm" table:align="right"/>
    </style:style>
    <style:style style:name="Table4.A" style:family="table-column">
      <style:table-column-properties style:column-width="5.001cm"/>
    </style:style>
    <style:style style:name="Table4.B" style:family="table-column">
      <style:table-column-properties style:column-width="13.3cm"/>
    </style:style>
    <style:style style:name="Table4.1" style:family="table-row">
      <style:table-row-properties style:min-row-height="0.3cm" fo:keep-together="auto"/>
    </style:style>
    <style:style style:name="Table4.A1" style:family="table-cell">
      <style:table-cell-properties style:vertical-align="" fo:padding="0cm" fo:border="none"/>
    </style:style>
    <style:style style:name="Table4.B1" style:family="table-cell">
      <style:table-cell-properties style:vertical-align="bottom" fo:background-color="transparent" fo:padding="0cm" fo:border="none">
        <style:background-image/>
      </style:table-cell-properties>
    </style:style>
    <style:style style:name="Table8" style:family="table">
      <style:table-properties style:width="18.302cm" fo:margin-top="0.011cm" fo:margin-bottom="0.3cm" table:align="margins"/>
    </style:style>
    <style:style style:name="Table8.A" style:family="table-column">
      <style:table-column-properties style:column-width="5.001cm" style:rel-column-width="17905*"/>
    </style:style>
    <style:style style:name="Table8.B" style:family="table-column">
      <style:table-column-properties style:column-width="13.301cm" style:rel-column-width="47630*"/>
    </style:style>
    <style:style style:name="Table8.1" style:family="table-row">
      <style:table-row-properties style:min-row-height="0.794cm" fo:keep-together="auto"/>
    </style:style>
    <style:style style:name="Table8.A1" style:family="table-cell">
      <style:table-cell-properties fo:padding="0cm" fo:border="none"/>
    </style:style>
    <style:style style:name="Table8.4" style:family="table-row">
      <style:table-row-properties style:min-row-height="0.861cm" fo:keep-together="auto"/>
    </style:style>
    <style:style style:name="EuropassCV_5f_PersonalSkillsTitle" style:display-name="EuropassCV_PersonalSkillsTitle" style:family="table">
      <style:table-properties style:width="18.3cm" fo:margin-top="0cm" fo:margin-bottom="0cm" table:align="left" style:may-break-between-rows="false"/>
    </style:style>
    <style:style style:name="EuropassCV_5f_PersonalSkillsTitle.A" style:display-name="EuropassCV_PersonalSkillsTitle.A" style:family="table-column">
      <style:table-column-properties style:column-width="5.001cm"/>
    </style:style>
    <style:style style:name="EuropassCV_5f_PersonalSkillsTitle.B" style:display-name="EuropassCV_PersonalSkillsTitle.B" style:family="table-column">
      <style:table-column-properties style:column-width="13.3cm"/>
    </style:style>
    <style:style style:name="EuropassCV_5f_PersonalSkillsTitle.1" style:display-name="EuropassCV_PersonalSkillsTitle.1" style:family="table-row">
      <style:table-row-properties style:min-row-height="0.3cm"/>
    </style:style>
    <style:style style:name="EuropassCV_5f_PersonalSkillsTitle.A1" style:display-name="EuropassCV_PersonalSkillsTitle.A1" style:family="table-cell">
      <style:table-cell-properties fo:padding="0cm" fo:border="none"/>
    </style:style>
    <style:style style:name="EuropassCV_5f_PersonalSkillsTitle.B1" style:display-name="EuropassCV_PersonalSkillsTitle.B1" style:family="table-cell">
      <style:table-cell-properties style:vertical-align="bottom" fo:background-color="transparent" fo:padding="0cm" fo:border="none">
        <style:background-image/>
      </style:table-cell-properties>
    </style:style>
    <style:style style:name="Table5" style:family="table">
      <style:table-properties style:width="18.302cm" fo:margin-top="0.011cm" fo:margin-bottom="0.3cm" table:align="margins" style:may-break-between-rows="true"/>
    </style:style>
    <style:style style:name="Table5.A" style:family="table-column">
      <style:table-column-properties style:column-width="5.001cm" style:rel-column-width="17905*"/>
    </style:style>
    <style:style style:name="Table5.B" style:family="table-column">
      <style:table-column-properties style:column-width="2.723cm" style:rel-column-width="9751*"/>
    </style:style>
    <style:style style:name="Table5.C" style:family="table-column">
      <style:table-column-properties style:column-width="2.642cm" style:rel-column-width="9461*"/>
    </style:style>
    <style:style style:name="Table5.D" style:family="table-column">
      <style:table-column-properties style:column-width="2.644cm" style:rel-column-width="9467*"/>
    </style:style>
    <style:style style:name="Table5.E" style:family="table-column">
      <style:table-column-properties style:column-width="2.646cm" style:rel-column-width="9474*"/>
    </style:style>
    <style:style style:name="Table5.F" style:family="table-column">
      <style:table-column-properties style:column-width="2.646cm" style:rel-column-width="9477*"/>
    </style:style>
    <style:style style:name="Table5.1" style:family="table-row">
      <style:table-row-properties style:min-row-height="0.45cm" fo:keep-together="auto"/>
    </style:style>
    <style:style style:name="Table5.A1" style:family="table-cell">
      <style:table-cell-properties fo:padding="0cm" fo:border="none"/>
    </style:style>
    <style:style style:name="Table5.2" style:family="table-row">
      <style:table-row-properties style:min-row-height="0.483cm" fo:keep-together="auto"/>
    </style:style>
    <style:style style:name="Table5.3" style:family="table-row">
      <style:table-row-properties style:min-row-height="0.6cm" fo:keep-together="auto"/>
    </style:style>
    <style:style style:name="Table5.B3" style:family="table-cell">
      <style:table-cell-properties style:vertical-align="middle" fo:background-color="transparent" fo:padding="0cm" fo:border-left="none" fo:border-right="none" fo:border-top="1pt solid #c6c6c6" fo:border-bottom="1pt solid #c6c6c6">
        <style:background-image/>
      </style:table-cell-properties>
    </style:style>
    <style:style style:name="Table5.D3" style:family="table-cell">
      <style:table-cell-properties style:vertical-align="middle" fo:background-color="transparent" fo:padding="0cm" fo:border-left="1pt solid #c6c6c6" fo:border-right="none" fo:border-top="1pt solid #c6c6c6" fo:border-bottom="1pt solid #c6c6c6">
        <style:background-image/>
      </style:table-cell-properties>
    </style:style>
    <style:style style:name="Table5.B4" style:family="table-cell">
      <style:table-cell-properties style:vertical-align="middle" fo:background-color="transparent" fo:padding="0cm" fo:border-left="none" fo:border-right="none" fo:border-top="none" fo:border-bottom="1pt solid #c6c6c6">
        <style:background-image/>
      </style:table-cell-properties>
    </style:style>
    <style:style style:name="Table5.C4" style:family="table-cell">
      <style:table-cell-properties style:vertical-align="middle" fo:background-color="transparent" fo:padding="0cm" fo:border-left="1pt solid #c6c6c6" fo:border-right="none" fo:border-top="none" fo:border-bottom="1pt solid #c6c6c6">
        <style:background-image/>
      </style:table-cell-properties>
    </style:style>
    <style:style style:name="Table5.5" style:family="table-row">
      <style:table-row-properties style:min-row-height="0.499cm" fo:keep-together="auto"/>
    </style:style>
    <style:style style:name="Table5.A5" style:family="table-cell">
      <style:table-cell-properties style:vertical-align="middle" fo:padding="0cm" fo:border="none"/>
    </style:style>
    <style:style style:name="Table5.B5" style:family="table-cell">
      <style:table-cell-properties style:vertical-align="middle" fo:padding="0cm" fo:border-left="none" fo:border-right="none" fo:border-top="none" fo:border-bottom="0.5pt solid #c6c6c6"/>
    </style:style>
    <style:style style:name="Table5.C5" style:family="table-cell">
      <style:table-cell-properties style:vertical-align="middle" fo:padding="0cm" fo:border-left="none" fo:border-right="none" fo:border-top="none" fo:border-bottom="0.5pt solid #c6c6c6"/>
    </style:style>
    <style:style style:name="Table5.D5" style:family="table-cell">
      <style:table-cell-properties style:vertical-align="middle" fo:padding="0cm" fo:border-left="none" fo:border-right="none" fo:border-top="none" fo:border-bottom="0.5pt solid #c6c6c6"/>
    </style:style>
    <style:style style:name="Table5.E5" style:family="table-cell">
      <style:table-cell-properties style:vertical-align="middle" fo:padding="0cm" fo:border-left="none" fo:border-right="none" fo:border-top="none" fo:border-bottom="0.5pt solid #c6c6c6"/>
    </style:style>
    <style:style style:name="Table5.F5" style:family="table-cell">
      <style:table-cell-properties style:vertical-align="middle" fo:padding="0cm" fo:border-left="none" fo:border-right="none" fo:border-top="none" fo:border-bottom="0.5pt solid #c6c6c6"/>
    </style:style>
    <style:style style:name="Table5.B6" style:family="table-cell">
      <style:table-cell-properties style:vertical-align="middle" fo:background-color="#ececec" fo:padding="0cm" fo:border-left="none" fo:border-right="none" fo:border-top="none" fo:border-bottom="1pt solid #c6c6c6">
        <style:background-image/>
      </style:table-cell-properties>
    </style:style>
    <style:style style:name="Table5.A7" style:family="table-cell">
      <style:table-cell-properties style:vertical-align="middle" fo:padding="0cm" fo:border="none"/>
    </style:style>
    <style:style style:name="Table5.B7" style:family="table-cell">
      <style:table-cell-properties style:vertical-align="middle" fo:padding="0cm" fo:border-left="none" fo:border-right="none" fo:border-top="none" fo:border-bottom="0.5pt solid #c6c6c6"/>
    </style:style>
    <style:style style:name="Table5.C7" style:family="table-cell">
      <style:table-cell-properties style:vertical-align="middle" fo:padding="0cm" fo:border-left="none" fo:border-right="none" fo:border-top="none" fo:border-bottom="0.5pt solid #c6c6c6"/>
    </style:style>
    <style:style style:name="Table5.D7" style:family="table-cell">
      <style:table-cell-properties style:vertical-align="middle" fo:padding="0cm" fo:border-left="none" fo:border-right="none" fo:border-top="none" fo:border-bottom="0.5pt solid #c6c6c6"/>
    </style:style>
    <style:style style:name="Table5.E7" style:family="table-cell">
      <style:table-cell-properties style:vertical-align="middle" fo:padding="0cm" fo:border-left="none" fo:border-right="none" fo:border-top="none" fo:border-bottom="0.5pt solid #c6c6c6"/>
    </style:style>
    <style:style style:name="Table5.F7" style:family="table-cell">
      <style:table-cell-properties style:vertical-align="middle" fo:padding="0cm" fo:border-left="none" fo:border-right="none" fo:border-top="none" fo:border-bottom="0.5pt solid #c6c6c6"/>
    </style:style>
    <style:style style:name="Table5.9" style:family="table-row">
      <style:table-row-properties style:min-row-height="0.7cm" fo:keep-together="auto"/>
    </style:style>
    <style:style style:name="Table5.B9" style:family="table-cell">
      <style:table-cell-properties style:vertical-align="bottom" fo:padding="0cm" fo:border="none"/>
    </style:style>
    <style:style style:name="EuropassCV_5f_ComputerSkills" style:display-name="EuropassCV_ComputerSkills" style:family="table">
      <style:table-properties style:width="18.302cm" fo:margin-top="0.011cm" fo:margin-bottom="0.3cm" table:align="margins"/>
    </style:style>
    <style:style style:name="EuropassCV_5f_ComputerSkills.A" style:display-name="EuropassCV_ComputerSkills.A" style:family="table-column">
      <style:table-column-properties style:column-width="5.001cm" style:rel-column-width="17905*"/>
    </style:style>
    <style:style style:name="EuropassCV_5f_ComputerSkills.B" style:display-name="EuropassCV_ComputerSkills.B" style:family="table-column">
      <style:table-column-properties style:column-width="13.301cm" style:rel-column-width="47630*"/>
    </style:style>
    <style:style style:name="EuropassCV_5f_ComputerSkills.1" style:display-name="EuropassCV_ComputerSkills.1" style:family="table-row">
      <style:table-row-properties style:min-row-height="0.3cm" fo:keep-together="auto"/>
    </style:style>
    <style:style style:name="EuropassCV_5f_ComputerSkills.A1" style:display-name="EuropassCV_ComputerSkills.A1" style:family="table-cell">
      <style:table-cell-properties fo:padding="0cm" fo:border="none"/>
    </style:style>
    <style:style style:name="EuropassCV_5f_AdditionalInformation" style:display-name="EuropassCV_AdditionalInformation" style:family="table">
      <style:table-properties style:width="18.3cm" fo:margin-top="0cm" fo:margin-bottom="0cm" table:align="right"/>
    </style:style>
    <style:style style:name="EuropassCV_5f_AdditionalInformation.A" style:display-name="EuropassCV_AdditionalInformation.A" style:family="table-column">
      <style:table-column-properties style:column-width="5.001cm"/>
    </style:style>
    <style:style style:name="EuropassCV_5f_AdditionalInformation.B" style:display-name="EuropassCV_AdditionalInformation.B" style:family="table-column">
      <style:table-column-properties style:column-width="13.3cm"/>
    </style:style>
    <style:style style:name="EuropassCV_5f_AdditionalInformation.1" style:display-name="EuropassCV_AdditionalInformation.1" style:family="table-row">
      <style:table-row-properties style:min-row-height="0.3cm" fo:keep-together="auto"/>
    </style:style>
    <style:style style:name="EuropassCV_5f_AdditionalInformation.A1" style:display-name="EuropassCV_AdditionalInformation.A1" style:family="table-cell">
      <style:table-cell-properties style:vertical-align="" fo:padding="0cm" fo:border="none"/>
    </style:style>
    <style:style style:name="EuropassCV_5f_AdditionalInformation.B1" style:display-name="EuropassCV_AdditionalInformation.B1" style:family="table-cell">
      <style:table-cell-properties style:vertical-align="bottom" fo:background-color="transparent" fo:padding="0cm" fo:border="none">
        <style:background-image/>
      </style:table-cell-properties>
    </style:style>
    <style:style style:name="Table7" style:family="table">
      <style:table-properties style:width="18.302cm" fo:margin-top="0.011cm" fo:margin-bottom="0.3cm" table:align="margins"/>
    </style:style>
    <style:style style:name="Table7.A" style:family="table-column">
      <style:table-column-properties style:column-width="5.001cm" style:rel-column-width="17905*"/>
    </style:style>
    <style:style style:name="Table7.B" style:family="table-column">
      <style:table-column-properties style:column-width="13.301cm" style:rel-column-width="47630*"/>
    </style:style>
    <style:style style:name="Table7.1" style:family="table-row">
      <style:table-row-properties style:min-row-height="0.3cm" fo:keep-together="auto"/>
    </style:style>
    <style:style style:name="Table7.A1" style:family="table-cell">
      <style:table-cell-properties fo:padding="0cm" fo:border="none"/>
    </style:style>
    <style:style style:name="Table7.4" style:family="table-row">
      <style:table-row-properties style:min-row-height="1.378cm" fo:keep-together="auto"/>
    </style:style>
    <style:style style:name="Table3" style:family="table">
      <style:table-properties style:width="18.598cm" fo:margin-left="-0.298cm" fo:margin-top="0cm" fo:margin-bottom="0cm" table:align="left"/>
    </style:style>
    <style:style style:name="Table3.A" style:family="table-column">
      <style:table-column-properties style:column-width="0.305cm"/>
    </style:style>
    <style:style style:name="Table3.B" style:family="table-column">
      <style:table-column-properties style:column-width="18.293cm"/>
    </style:style>
    <style:style style:name="Table3.1" style:family="table-row">
      <style:table-row-properties style:min-row-height="0.508cm" fo:keep-together="auto"/>
    </style:style>
    <style:style style:name="Table3.A1" style:family="table-cell">
      <style:table-cell-properties style:vertical-align="middle" fo:padding="0cm" fo:border="none"/>
    </style:style>
    <style:style style:name="Table3.2" style:family="table-row">
      <style:table-row-properties style:row-height="0.4cm" fo:keep-together="auto"/>
    </style:style>
    <style:style style:name="Table3.A2" style:family="table-cell">
      <style:table-cell-properties fo:padding="0cm" fo:border="none"/>
    </style:style>
    <style:style style:name="Table3.3" style:family="table-row">
      <style:table-row-properties style:min-row-height="0.6cm" fo:keep-together="auto"/>
    </style:style>
    <style:style style:name="Table3.A3" style:family="table-cell">
      <style:table-cell-properties fo:padding="0cm" fo:border="none"/>
    </style:style>
    <style:style style:name="Table3.B3" style:family="table-cell">
      <style:table-cell-properties style:vertical-align="" fo:background-color="transparent" fo:padding="0cm" fo:border="none">
        <style:background-image/>
      </style:table-cell-properties>
    </style:style>
    <style:style style:name="Table3.4" style:family="table-row">
      <style:table-row-properties style:min-row-height="0.467cm" fo:keep-together="auto"/>
    </style:style>
    <style:style style:name="Table3.A4" style:family="table-cell">
      <style:table-cell-properties fo:padding="0cm" fo:border="none"/>
    </style:style>
    <style:style style:name="Table3.A5" style:family="table-cell">
      <style:table-cell-properties fo:padding="0cm" fo:border="none"/>
    </style:style>
    <style:style style:name="Table3.6" style:family="table-row">
      <style:table-row-properties style:min-row-height="0.499cm" fo:keep-together="auto"/>
    </style:style>
    <style:style style:name="Table3.A6" style:family="table-cell">
      <style:table-cell-properties fo:padding="0cm" fo:border="none"/>
    </style:style>
    <style:style style:name="Table2" style:family="table">
      <style:table-properties style:width="18.3cm" fo:margin-top="0cm" fo:margin-bottom="0cm" fo:break-before="auto" fo:break-after="auto" table:align="right" fo:background-color="transparent" fo:keep-with-next="auto" style:may-break-between-rows="false" style:writing-mode="page">
        <style:background-image/>
      </style:table-properties>
    </style:style>
    <style:style style:name="Table2.A" style:family="table-column">
      <style:table-column-properties style:column-width="5.001cm"/>
    </style:style>
    <style:style style:name="Table2.B" style:family="table-column">
      <style:table-column-properties style:column-width="13.3cm"/>
    </style:style>
    <style:style style:name="Table2.1" style:family="table-row">
      <style:table-row-properties style:min-row-height="0.3cm" fo:background-color="transparent" fo:keep-together="auto">
        <style:background-image/>
      </style:table-row-properties>
    </style:style>
    <style:style style:name="Table2.A1" style:family="table-cell">
      <style:table-cell-properties fo:padding="0cm" fo:border="none"/>
    </style:style>
    <style:style style:name="Table2.B1" style:family="table-cell">
      <style:table-cell-properties style:vertical-align="bottom" fo:background-color="transparent" fo:padding="0cm" fo:border="none">
        <style:background-image/>
      </style:table-cell-properties>
    </style:style>
    <style:style style:name="Table6" style:family="table">
      <style:table-properties style:width="18.302cm" fo:margin-top="0.011cm" fo:margin-bottom="0.3cm" table:align="margins"/>
    </style:style>
    <style:style style:name="Table6.A" style:family="table-column">
      <style:table-column-properties style:column-width="5.001cm" style:rel-column-width="17905*"/>
    </style:style>
    <style:style style:name="Table6.B" style:family="table-column">
      <style:table-column-properties style:column-width="11.001cm" style:rel-column-width="39393*"/>
    </style:style>
    <style:style style:name="Table6.C" style:family="table-column">
      <style:table-column-properties style:column-width="2.3cm" style:rel-column-width="8237*"/>
    </style:style>
    <style:style style:name="Table6.1" style:family="table-row">
      <style:table-row-properties fo:keep-together="auto"/>
    </style:style>
    <style:style style:name="Table6.A1" style:family="table-cell">
      <style:table-cell-properties fo:padding="0cm" fo:border="none"/>
    </style:style>
    <style:style style:name="Table9" style:family="table">
      <style:table-properties style:width="18.302cm" fo:margin-top="0.011cm" fo:margin-bottom="0.3cm" table:align="margins"/>
    </style:style>
    <style:style style:name="Table9.A" style:family="table-column">
      <style:table-column-properties style:column-width="5.001cm" style:rel-column-width="17905*"/>
    </style:style>
    <style:style style:name="Table9.B" style:family="table-column">
      <style:table-column-properties style:column-width="11.001cm" style:rel-column-width="39393*"/>
    </style:style>
    <style:style style:name="Table9.C" style:family="table-column">
      <style:table-column-properties style:column-width="2.3cm" style:rel-column-width="8237*"/>
    </style:style>
    <style:style style:name="Table9.1" style:family="table-row">
      <style:table-row-properties fo:keep-together="auto"/>
    </style:style>
    <style:style style:name="Table9.A1" style:family="table-cell">
      <style:table-cell-properties fo:padding="0cm" fo:border="none"/>
    </style:style>
    <style:style style:name="Table10" style:family="table">
      <style:table-properties style:width="18.302cm" fo:margin-top="0.011cm" fo:margin-bottom="0.3cm" table:align="margins"/>
    </style:style>
    <style:style style:name="Table10.A" style:family="table-column">
      <style:table-column-properties style:column-width="5.001cm" style:rel-column-width="17905*"/>
    </style:style>
    <style:style style:name="Table10.B" style:family="table-column">
      <style:table-column-properties style:column-width="11.001cm" style:rel-column-width="39393*"/>
    </style:style>
    <style:style style:name="Table10.C" style:family="table-column">
      <style:table-column-properties style:column-width="2.3cm" style:rel-column-width="8237*"/>
    </style:style>
    <style:style style:name="Table10.1" style:family="table-row">
      <style:table-row-properties fo:keep-together="auto"/>
    </style:style>
    <style:style style:name="Table10.A1" style:family="table-cell">
      <style:table-cell-properties fo:padding="0cm" fo:border="none"/>
    </style:style>
    <style:style style:name="P1" style:family="paragraph" style:parent-style-name="_5f_ECV_5f_1stPage">
      <style:paragraph-properties fo:margin-top="0.58cm" fo:margin-bottom="0cm" style:contextual-spacing="false"/>
    </style:style>
    <style:style style:name="P2" style:family="paragraph" style:parent-style-name="Footer">
      <style:paragraph-properties fo:text-align="start" style:justify-single-word="false" style:text-autospace="none">
        <style:tab-stops>
          <style:tab-stop style:position="5.001cm"/>
          <style:tab-stop style:position="18.3cm" style:type="right"/>
        </style:tab-stops>
      </style:paragraph-properties>
      <style:text-properties fo:color="#26b4ea" style:font-name="ArialMT" fo:font-size="7pt" style:font-name-asian="ArialMT" style:font-size-asian="7pt" style:font-name-complex="ArialMT" style:font-size-complex="7pt"/>
    </style:style>
    <style:style style:name="P3" style:family="paragraph" style:parent-style-name="_5f_ESP_5f_1stPage">
      <style:paragraph-properties fo:margin-top="0.27cm" fo:margin-bottom="0.4cm" style:contextual-spacing="false"/>
    </style:style>
    <style:style style:name="P4" style:family="paragraph" style:parent-style-name="_5f_ECV_5f_LeftHeading">
      <style:text-properties fo:font-variant="normal" fo:text-transform="none"/>
    </style:style>
    <style:style style:name="P5" style:family="paragraph" style:parent-style-name="_5f_ECV_5f_LeftHeading">
      <style:text-properties fo:font-variant="normal" fo:text-transform="none" officeooo:rsid="00178923" officeooo:paragraph-rsid="00178923"/>
    </style:style>
    <style:style style:name="P6" style:family="paragraph" style:parent-style-name="_5f_ECV_5f_LanguageHeading">
      <style:text-properties fo:font-variant="normal" fo:text-transform="none"/>
    </style:style>
    <style:style style:name="P7" style:family="paragraph" style:parent-style-name="_5f_ECV_5f_LanguageLevel">
      <style:text-properties fo:font-variant="normal" fo:text-transform="none"/>
    </style:style>
    <style:style style:name="P8" style:family="paragraph" style:parent-style-name="_5f_ECV_5f_LanguageLevel">
      <style:text-properties fo:font-variant="normal" fo:text-transform="none" officeooo:rsid="0015b927" officeooo:paragraph-rsid="0015b927"/>
    </style:style>
    <style:style style:name="P9" style:family="paragraph" style:parent-style-name="_5f_ECV_5f_SectionDetails">
      <style:text-properties officeooo:rsid="0015b927" officeooo:paragraph-rsid="0015b927"/>
    </style:style>
    <style:style style:name="P10" style:family="paragraph" style:parent-style-name="_5f_ECV_5f_SectionDetails">
      <style:text-properties officeooo:paragraph-rsid="00178923"/>
    </style:style>
    <style:style style:name="P11" style:family="paragraph" style:parent-style-name="_5f_ECV_5f_SectionDetails">
      <style:text-properties officeooo:rsid="00178923" officeooo:paragraph-rsid="00178923"/>
    </style:style>
    <style:style style:name="P12" style:family="paragraph" style:parent-style-name="_5f_ECV_5f_SectionDetails">
      <style:text-properties fo:font-size="7pt" officeooo:rsid="0015b927" officeooo:paragraph-rsid="00178923" style:font-size-asian="7pt" style:font-size-complex="7pt"/>
    </style:style>
    <style:style style:name="P13" style:family="paragraph" style:parent-style-name="_5f_ECV_5f_LeftDetails">
      <style:text-properties officeooo:paragraph-rsid="00178923"/>
    </style:style>
    <style:style style:name="P14" style:family="paragraph" style:parent-style-name="_5f_ECV_5f_LeftDetails">
      <style:text-properties officeooo:rsid="00178923" officeooo:paragraph-rsid="00178923"/>
    </style:style>
    <style:style style:name="P15" style:family="paragraph" style:parent-style-name="_5f_ECV_5f_Text">
      <style:text-properties officeooo:paragraph-rsid="00178923"/>
    </style:style>
    <style:style style:name="P16" style:family="paragraph" style:parent-style-name="_5f_ECV_5f_BlueBox">
      <style:text-properties officeooo:paragraph-rsid="00178923"/>
    </style:style>
    <style:style style:name="P17" style:family="paragraph" style:parent-style-name="Standard">
      <style:text-properties officeooo:paragraph-rsid="002d56f9"/>
    </style:style>
    <style:style style:name="P18" style:family="paragraph" style:parent-style-name="_5f_ECV_5f_LeftHeading">
      <style:text-properties fo:font-variant="normal" fo:text-transform="none" officeooo:paragraph-rsid="002d56f9"/>
    </style:style>
    <style:style style:name="P19" style:family="paragraph" style:parent-style-name="_5f_ECV_5f_NameField">
      <style:text-properties officeooo:paragraph-rsid="00261a51"/>
    </style:style>
    <style:style style:name="P20" style:family="paragraph" style:parent-style-name="_5f_ECV_5f_RightHeading">
      <style:text-properties officeooo:paragraph-rsid="002d56f9"/>
    </style:style>
    <style:style style:name="P21" style:family="paragraph" style:parent-style-name="_5f_ECV_5f_RightHeading">
      <style:text-properties officeooo:paragraph-rsid="003621d3"/>
    </style:style>
    <style:style style:name="P22" style:family="paragraph" style:parent-style-name="_5f_ECV_5f_ContactDetails">
      <style:text-properties officeooo:paragraph-rsid="00261a51"/>
    </style:style>
    <style:style style:name="P23" style:family="paragraph" style:parent-style-name="_5f_ECV_5f_ContactDetails">
      <style:paragraph-properties fo:margin-left="0cm" fo:margin-right="0cm" fo:margin-top="0cm" fo:margin-bottom="0cm" style:contextual-spacing="false" fo:text-indent="0cm" style:auto-text-indent="false">
        <style:tab-stops>
          <style:tab-stop style:position="14.496cm" style:type="right"/>
        </style:tab-stops>
      </style:paragraph-properties>
      <style:text-properties style:font-name="Arial" fo:letter-spacing="-0.011cm" officeooo:paragraph-rsid="00261a51"/>
    </style:style>
    <style:style style:name="P24" style:family="paragraph" style:parent-style-name="_5f_ECV_5f_SubSectionHeading">
      <style:text-properties officeooo:paragraph-rsid="002d56f9"/>
    </style:style>
    <style:style style:name="P25" style:family="paragraph" style:parent-style-name="_5f_ECV_5f_SubSectionHeading">
      <style:text-properties officeooo:paragraph-rsid="00350579"/>
    </style:style>
    <style:style style:name="P26" style:family="paragraph" style:parent-style-name="_5f_ECV_5f_OrganisationDetails">
      <style:text-properties officeooo:rsid="001de8e7" officeooo:paragraph-rsid="001f91e1"/>
    </style:style>
    <style:style style:name="P27" style:family="paragraph" style:parent-style-name="_5f_ECV_5f_OrganisationDetails">
      <style:text-properties officeooo:rsid="0015b927" officeooo:paragraph-rsid="001de8e7"/>
    </style:style>
    <style:style style:name="P28" style:family="paragraph" style:parent-style-name="_5f_ECV_5f_OrganisationDetails">
      <style:text-properties officeooo:paragraph-rsid="002d56f9"/>
    </style:style>
    <style:style style:name="P29" style:family="paragraph" style:parent-style-name="_5f_ECV_5f_SectionDetails">
      <style:text-properties officeooo:rsid="0015b927" officeooo:paragraph-rsid="001a014f"/>
    </style:style>
    <style:style style:name="P30" style:family="paragraph" style:parent-style-name="_5f_ECV_5f_SectionDetails">
      <style:text-properties officeooo:rsid="0015b927" officeooo:paragraph-rsid="001c422b"/>
    </style:style>
    <style:style style:name="P31" style:family="paragraph" style:parent-style-name="_5f_ECV_5f_SectionDetails">
      <style:text-properties officeooo:rsid="0015b927" officeooo:paragraph-rsid="002534fb"/>
    </style:style>
    <style:style style:name="P32" style:family="paragraph" style:parent-style-name="_5f_ECV_5f_SectionDetails">
      <style:text-properties officeooo:rsid="0015b927" officeooo:paragraph-rsid="0028b1ba"/>
    </style:style>
    <style:style style:name="P33" style:family="paragraph" style:parent-style-name="_5f_ECV_5f_SectionDetails">
      <style:text-properties officeooo:rsid="0015b927" officeooo:paragraph-rsid="002d56f9"/>
    </style:style>
    <style:style style:name="P34" style:family="paragraph" style:parent-style-name="_5f_ECV_5f_SectionDetails">
      <style:text-properties officeooo:rsid="001c422b" officeooo:paragraph-rsid="00215245"/>
    </style:style>
    <style:style style:name="P35" style:family="paragraph" style:parent-style-name="_5f_ECV_5f_SectionDetails">
      <style:text-properties officeooo:rsid="00178923" officeooo:paragraph-rsid="0022c1b4"/>
    </style:style>
    <style:style style:name="P36" style:family="paragraph" style:parent-style-name="_5f_ECV_5f_SectionDetails">
      <style:text-properties officeooo:paragraph-rsid="002d56f9"/>
    </style:style>
    <style:style style:name="P37" style:family="paragraph" style:parent-style-name="_5f_ECV_5f_Date">
      <style:text-properties officeooo:paragraph-rsid="002d56f9"/>
    </style:style>
    <style:style style:name="P38" style:family="paragraph" style:parent-style-name="_5f_ECV_5f_Text">
      <style:text-properties officeooo:paragraph-rsid="002d56f9"/>
    </style:style>
    <style:style style:name="P39" style:family="paragraph" style:parent-style-name="_5f_ECV_5f_PersonalInfoHeading">
      <style:text-properties fo:font-variant="normal" fo:text-transform="none"/>
    </style:style>
    <style:style style:name="P40" style:family="paragraph" style:parent-style-name="_5f_ECV_5f_BlueBox">
      <style:text-properties officeooo:paragraph-rsid="002d56f9"/>
    </style:style>
    <style:style style:name="T1" style:family="text">
      <style:text-properties fo:color="#1593cb"/>
    </style:style>
    <style:style style:name="T2" style:family="text">
      <style:text-properties fo:color="#1593cb" style:font-name="Arial"/>
    </style:style>
    <style:style style:name="T3" style:family="text">
      <style:text-properties fo:color="#1593cb" style:font-name="Arial" fo:font-size="7pt" style:font-size-asian="7pt" style:font-size-complex="7pt"/>
    </style:style>
    <style:style style:name="T4" style:family="text">
      <style:text-properties style:font-name="Arial" fo:font-size="10pt" style:font-size-asian="10pt" style:font-size-complex="10pt"/>
    </style:style>
    <style:style style:name="T5" style:family="text">
      <style:text-properties style:font-name="Arial" fo:font-size="9pt" fo:font-weight="normal" officeooo:rsid="0015b927" style:font-size-asian="9pt" style:font-weight-asian="normal" style:font-size-complex="9pt" style:font-weight-complex="normal"/>
    </style:style>
    <style:style style:name="T6" style:family="text">
      <style:text-properties fo:font-variant="normal" fo:text-transform="none"/>
    </style:style>
    <style:style style:name="T7" style:family="text">
      <style:text-properties fo:font-variant="normal" fo:text-transform="none" style:font-name="Arial" fo:font-size="10pt" style:font-size-asian="10pt" style:font-size-complex="10pt"/>
    </style:style>
    <style:style style:name="T8" style:family="text">
      <style:text-properties fo:font-variant="normal" fo:text-transform="none" fo:color="#000000" fo:font-size="9pt" fo:letter-spacing="normal" fo:font-style="normal" fo:font-weight="normal" style:font-size-asian="9pt" style:font-weight-asian="normal" style:font-size-complex="9pt" style:font-weight-complex="normal"/>
    </style:style>
    <style:style style:name="T9" style:family="text">
      <style:text-properties fo:font-variant="normal" fo:text-transform="none" officeooo:rsid="002bd19b"/>
    </style:style>
    <style:style style:name="T10" style:family="text">
      <style:text-properties fo:color="#0e4194" style:font-name="Arial" fo:font-size="8pt" style:font-size-asian="8pt" style:font-size-complex="8pt"/>
    </style:style>
    <style:style style:name="T11" style:family="text">
      <style:text-properties style:font-name="Arial1" fo:font-size="9pt" officeooo:rsid="0015b927"/>
    </style:style>
    <style:style style:name="T12" style:family="text">
      <style:text-properties officeooo:rsid="0015b927"/>
    </style:style>
    <style:style style:name="T13" style:family="text">
      <style:text-properties fo:background-color="transparent" loext:char-shading-value="0" style:font-size-asian="9pt" style:font-size-complex="9pt"/>
    </style:style>
    <style:style style:name="T14" style:family="text">
      <style:text-properties officeooo:rsid="00261a51" fo:background-color="transparent" loext:char-shading-value="0" style:font-size-asian="9pt" style:font-size-complex="9pt"/>
    </style:style>
    <style:style style:name="T15" style:family="text">
      <style:text-properties officeooo:rsid="00178923"/>
    </style:style>
    <style:style style:name="T16" style:family="text">
      <style:text-properties officeooo:rsid="0018b23c"/>
    </style:style>
    <style:style style:name="T17" style:family="text">
      <style:text-properties officeooo:rsid="001a178e"/>
    </style:style>
    <style:style style:name="T18" style:family="text">
      <style:text-properties officeooo:rsid="001bb3a6"/>
    </style:style>
    <style:style style:name="T19" style:family="text">
      <style:text-properties officeooo:rsid="001c422b"/>
    </style:style>
    <style:style style:name="T20" style:family="text">
      <style:text-properties officeooo:rsid="001de8e7"/>
    </style:style>
    <style:style style:name="T21" style:family="text">
      <style:text-properties fo:font-weight="bold" style:font-weight-asian="bold" style:font-weight-complex="bold"/>
    </style:style>
    <style:style style:name="T22" style:family="text">
      <style:text-properties fo:font-weight="bold" officeooo:rsid="001de8e7" style:font-weight-asian="bold" style:font-weight-complex="bold"/>
    </style:style>
    <style:style style:name="T23" style:family="text">
      <style:text-properties officeooo:rsid="001f91e1"/>
    </style:style>
    <style:style style:name="T24" style:family="text">
      <style:text-properties officeooo:rsid="0022c1b4"/>
    </style:style>
    <style:style style:name="T25" style:family="text">
      <style:text-properties officeooo:rsid="00234b30"/>
    </style:style>
    <style:style style:name="T26" style:family="text">
      <style:text-properties officeooo:rsid="00238a26"/>
    </style:style>
    <style:style style:name="T27" style:family="text">
      <style:text-properties officeooo:rsid="00261a51"/>
    </style:style>
    <style:style style:name="T28" style:family="text">
      <style:text-properties style:text-underline-style="none" officeooo:rsid="00261a51"/>
    </style:style>
    <style:style style:name="T29" style:family="text">
      <style:text-properties officeooo:rsid="0028549c"/>
    </style:style>
    <style:style style:name="T30" style:family="text">
      <style:text-properties officeooo:rsid="0028b1ba"/>
    </style:style>
    <style:style style:name="T31" style:family="text">
      <style:text-properties officeooo:rsid="0029d3a8"/>
    </style:style>
    <style:style style:name="T32" style:family="text">
      <style:text-properties officeooo:rsid="002d56f9"/>
    </style:style>
    <style:style style:name="T33" style:family="text">
      <style:text-properties officeooo:rsid="002f1cf4"/>
    </style:style>
    <style:style style:name="T34" style:family="text">
      <style:text-properties officeooo:rsid="00350579"/>
    </style:style>
    <style:style style:name="T35" style:family="text">
      <style:text-properties officeooo:rsid="0035c11f"/>
    </style:style>
    <style:style style:name="T36" style:family="text">
      <style:text-properties officeooo:rsid="003621d3"/>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row table:style-name="Table3.1">
          <table:table-cell table:style-name="Table3.A1" office:value-type="string">
            <text:p text:style-name="P39"/>
          </table:table-cell>
          <table:table-cell table:style-name="Table3.A1" office:value-type="string">
            <text:p text:style-name="P19">Juliana <text:span text:style-name="T31">Patricia Vicente </text:span><text:span text:style-name="T6">Franco <text:s text:c="75"/></text:span><text:span text:style-name="T9">Curriculum Vitae</text:span></text:p>
          </table:table-cell>
        </table:table-row>
        <table:table-row table:style-name="Table3.2">
          <table:table-cell table:style-name="Table3.A2" table:number-columns-spanned="2" office:value-type="string">
            <text:p text:style-name="Standard"/>
          </table:table-cell>
          <table:covered-table-cell/>
        </table:table-row>
        <table:table-row table:style-name="Table3.3">
          <table:table-cell table:style-name="Table3.A6" table:number-rows-spanned="4" office:value-type="string">
            <text:p text:style-name="_5f_ECV_5f_LeftHeading"><text:s/></text:p>
          </table:table-cell>
          <table:table-cell table:style-name="Table3.B3" office:value-type="string">
            <text:p text:style-name="P22"><text:span text:style-name="_5f_ECV_5f_HeadingContactDetails"><text:span text:style-name="T12">Website:</text:span></text:span> <text:a xlink:type="simple" xlink:href="http://jupvfranco.github.io/"><text:span text:style-name="T12">http://jupvfranco.github.io/</text:span></text:a></text:p>
          </table:table-cell>
        </table:table-row>
        <table:table-row table:style-name="Table3.4">
          <table:covered-table-cell/>
          <table:table-cell table:style-name="Table3.B3" office:value-type="string">
            <text:p text:style-name="P23"><text:span text:style-name="_5f_ECV_5f_HeadingContactDetails"><text:span text:style-name="T27">Phone Number</text:span></text:span><text:span text:style-name="T14">:</text:span><text:span text:style-name="T13"> </text:span><text:span text:style-name="_5f_ECV_5f_ContactDetails"><text:span text:style-name="T11">+</text:span></text:span><text:span text:style-name="_5f_ECV_5f_ContactDetails"><text:span text:style-name="T5">44</text:span></text:span><text:span text:style-name="T8">7835243810</text:span></text:p>
          </table:table-cell>
        </table:table-row>
        <table:table-row table:style-name="Table3.3">
          <table:covered-table-cell/>
          <table:table-cell table:style-name="Table3.A1" office:value-type="string">
            <text:p text:style-name="_5f_ECV_5f_ContactDetails"><text:span text:style-name="_5f_ECV_5f_InternetLink"><text:span text:style-name="T28">Email:</text:span></text:span><text:span text:style-name="_5f_ECV_5f_InternetLink"><text:span text:style-name="T27"> </text:span></text:span><text:a xlink:type="simple" xlink:href="mailto:j.vicente-franco@imperial.ac.uk"><text:span text:style-name="_5f_ECV_5f_InternetLink">j.vicente-franco@imperial.ac.uk</text:span></text:a><text:span text:style-name="_5f_ECV_5f_InternetLink">; </text:span><text:a xlink:type="simple" xlink:href="mailto:jupvfranco@gmail.com"><text:span text:style-name="_5f_ECV_5f_InternetLink">jupvfranco@gmail.com</text:span></text:a></text:p>
          </table:table-cell>
        </table:table-row>
        <table:table-row table:style-name="Table3.6">
          <table:covered-table-cell/>
          <table:table-cell table:style-name="Table3.A1" office:value-type="string">
            <text:p text:style-name="_5f_ECV_5f_GenderRow"><text:span text:style-name="_5f_ECV_5f_HeadingContactDetails">Sex</text:span> <text:span text:style-name="_5f_ECV_5f_ContactDetails">Female </text:span><text:span text:style-name="_5f_ECV_5f_HeadingContactDetails">| Date of birth </text:span><text:span text:style-name="_5f_ECV_5f_ContactDetails">19 June 1990 </text:span><text:span text:style-name="_5f_ECV_5f_HeadingContactDetails">| Nationality </text:span><text:span text:style-name="_5f_ECV_5f_ContactDetails">Portuguese</text:span> </text:p>
          </table:table-cell>
        </table:table-row>
      </table:table>
      <text:p text:style-name="_5f_ECV_5f_Text"/>
      <table:table table:name="Table2" table:style-name="Table2">
        <table:table-column table:style-name="Table2.A"/>
        <table:table-column table:style-name="Table2.B"/>
        <table:table-row table:style-name="Table2.1">
          <table:table-cell table:style-name="Table2.A1" office:value-type="string">
            <text:p text:style-name="P18">EDUCATION AND TRAINING</text:p>
          </table:table-cell>
          <table:table-cell table:style-name="Table2.B1" office:value-type="string">
            <text:p text:style-name="P40"><draw:frame draw:style-name="fr4" draw:name="graphics10" text:anchor-type="as-char" svg:width="13.3cm" svg:height="0.25cm" draw:z-index="4"><draw:image xlink:href="Pictures/100002010000062000000021F9DDC83D.png" xlink:type="simple" xlink:show="embed" xlink:actuate="onLoad"/></draw:frame> </text:p>
          </table:table-cell>
        </table:table-row>
      </table:table>
      <text:p text:style-name="P38"/>
      <table:table table:name="Table6" table:style-name="Table6">
        <table:table-column table:style-name="Table6.A"/>
        <table:table-column table:style-name="Table6.B"/>
        <table:table-column table:style-name="Table6.C"/>
        <table:table-row table:style-name="Table6.1">
          <table:table-cell table:style-name="Table6.A1" table:number-rows-spanned="3" office:value-type="string">
            <text:p text:style-name="P37">February 2014 – Present</text:p>
          </table:table-cell>
          <table:table-cell table:style-name="Table6.A1" office:value-type="string">
            <text:p text:style-name="P24">PhD in Computer Science </text:p>
          </table:table-cell>
          <table:table-cell table:style-name="Table6.A1" office:value-type="string">
            <text:p text:style-name="P20"/>
          </table:table-cell>
        </table:table-row>
        <table:table-row table:style-name="Table6.1">
          <table:covered-table-cell/>
          <table:table-cell table:style-name="Table6.A1" table:number-columns-spanned="2" office:value-type="string">
            <text:p text:style-name="P28">Imperial College London - Imperial College London, South Kensington Campus, London SW7 2AZ</text:p>
          </table:table-cell>
          <table:covered-table-cell/>
        </table:table-row>
        <table:table-row table:style-name="Table6.1">
          <table:covered-table-cell/>
          <table:table-cell table:style-name="Table6.A1" table:number-columns-spanned="2" office:value-type="string">
            <text:p text:style-name="P33"><text:span text:style-name="T32">My PhD is about memory management, and about how we can use type systems to improve garbage collection and memory allocation. Please find more about it below. </text:span></text:p>
          </table:table-cell>
          <table:covered-table-cell/>
        </table:table-row>
      </table:table>
      <text:p text:style-name="P17"/>
      <table:table table:name="Table9" table:style-name="Table9">
        <table:table-column table:style-name="Table9.A"/>
        <table:table-column table:style-name="Table9.B"/>
        <table:table-column table:style-name="Table9.C"/>
        <table:table-row table:style-name="Table9.1">
          <table:table-cell table:style-name="Table9.A1" table:number-rows-spanned="3" office:value-type="string">
            <text:p text:style-name="P37">September 2011 – November 2013</text:p>
          </table:table-cell>
          <table:table-cell table:style-name="Table9.A1" office:value-type="string">
            <text:p text:style-name="P24"><text:bookmark-start text:name="__DdeLink__1251_1600489005"/><text:span text:style-name="T35">MSc</text:span> in Informatics Engineering <text:span text:style-name="T33">(specialisation in </text:span>Software Engineering<text:span text:style-name="T33">)</text:span><text:bookmark-end text:name="__DdeLink__1251_1600489005"/></text:p>
          </table:table-cell>
          <table:table-cell table:style-name="Table9.A1" office:value-type="string">
            <text:p text:style-name="P20"><text:span text:style-name="T36">Grades:</text:span> 17 (0 - 20)</text:p>
          </table:table-cell>
        </table:table-row>
        <table:table-row table:style-name="Table9.1">
          <table:covered-table-cell/>
          <table:table-cell table:style-name="Table9.A1" table:number-columns-spanned="2" office:value-type="string">
            <text:p text:style-name="P28">Faculty of Sciences, University of Lisbon, Lisbon (Portugal) </text:p>
          </table:table-cell>
          <table:covered-table-cell/>
        </table:table-row>
        <table:table-row table:style-name="Table9.1">
          <table:covered-table-cell/>
          <table:table-cell table:style-name="Table9.A1" table:number-columns-spanned="2" office:value-type="string">
            <text:p text:style-name="P36">Compiling Techniques, Software Reliability, Software Design, Middleware Technologies, Software Security, Web Applications, Algorithms Design and Analysis, Software Verification and Validation</text:p>
            <text:p text:style-name="P36">Master thesis: A concurrent programming language with session types.</text:p>
          </table:table-cell>
          <table:covered-table-cell/>
        </table:table-row>
      </table:table>
      <text:p text:style-name="P38"><text:bookmark text:name="LearnerInfo.Education[1]"/></text:p>
      <table:table table:name="Table10" table:style-name="Table10">
        <table:table-column table:style-name="Table10.A"/>
        <table:table-column table:style-name="Table10.B"/>
        <table:table-column table:style-name="Table10.C"/>
        <table:table-row table:style-name="Table10.1">
          <table:table-cell table:style-name="Table10.A1" table:number-rows-spanned="2" office:value-type="string">
            <text:p text:style-name="P37">September 2008 – July 2011</text:p>
          </table:table-cell>
          <table:table-cell table:style-name="Table10.A1" office:value-type="string">
            <text:p text:style-name="P24"><text:span text:style-name="T16">Undergraduate degree</text:span> in Informatics Engineering</text:p>
          </table:table-cell>
          <table:table-cell table:style-name="Table10.A1" office:value-type="string">
            <text:p text:style-name="P21"><text:span text:style-name="T36">Grades:</text:span> 14 (0 - 20)</text:p>
          </table:table-cell>
        </table:table-row>
        <table:table-row table:style-name="Table10.1">
          <table:covered-table-cell/>
          <table:table-cell table:style-name="Table10.A1" table:number-columns-spanned="2" office:value-type="string">
            <text:p text:style-name="P28">Faculty of Sciences, University of Lisbon, Lisbon (Portugal) </text:p>
          </table:table-cell>
          <table:covered-table-cell/>
        </table:table-row>
      </table:table>
      <text:p text:style-name="P38"/>
      <table:table table:name="EuropassCV_WorkExperienceTitle" table:style-name="EuropassCV_5f_WorkExperienceTitle">
        <table:table-column table:style-name="EuropassCV_5f_WorkExperienceTitle.A"/>
        <table:table-column table:style-name="EuropassCV_5f_WorkExperienceTitle.B"/>
        <table:table-row table:style-name="EuropassCV_5f_WorkExperienceTitle.1">
          <table:table-cell table:style-name="EuropassCV_5f_WorkExperienceTitle.A1" office:value-type="string">
            <text:p text:style-name="P4">WORK EXPERIENCE</text:p>
          </table:table-cell>
          <table:table-cell table:style-name="EuropassCV_5f_WorkExperienceTitle.B1" office:value-type="string">
            <text:p text:style-name="_5f_ECV_5f_BlueBox"><draw:frame draw:style-name="fr2" draw:name="graphics2" text:anchor-type="as-char" svg:width="13.3cm" svg:height="0.25cm" draw:z-index="0"><draw:image xlink:href="Pictures/100002010000062000000021F9DDC83D.png" xlink:type="simple" xlink:show="embed" xlink:actuate="onLoad"/></draw:frame> </text:p>
          </table:table-cell>
        </table:table-row>
      </table:table>
      <text:p text:style-name="_5f_ECV_5f_Text"><text:bookmark text:name="LearnerInfo.WorkExperience[0]"/></text:p>
      <table:table table:name="Tabela1" table:style-name="Tabela1">
        <table:table-column table:style-name="Tabela1.A"/>
        <table:table-column table:style-name="Tabela1.B"/>
        <table:table-row table:style-name="Tabela1.1">
          <table:table-cell table:style-name="Tabela1.A1" table:number-rows-spanned="3" office:value-type="string">
            <text:p text:style-name="_5f_ECV_5f_Date">01 February 2014 – Present</text:p>
          </table:table-cell>
          <table:table-cell table:style-name="Tabela1.A1" office:value-type="string">
            <text:p text:style-name="_5f_ECV_5f_SubSectionHeading"><text:span text:style-name="T12">PhD Student/</text:span>Research Assistant – Imperial College London</text:p>
          </table:table-cell>
        </table:table-row>
        <table:table-row table:style-name="Tabela1.1">
          <table:covered-table-cell/>
          <table:table-cell table:style-name="Tabela1.A1" office:value-type="string">
            <text:p text:style-name="_5f_ECV_5f_OrganisationDetails">Imperial College London, South Kensington Campus, London SW7 2AZ (UK)</text:p>
          </table:table-cell>
        </table:table-row>
        <table:table-row table:style-name="Tabela1.1">
          <table:covered-table-cell/>
          <table:table-cell table:style-name="Tabela1.A1" office:value-type="string">
            <text:p text:style-name="P27">Research Assistant/PhD student in the Department of Computing at Imperial College London, supervised by Professor Sophia Drossopoulou. </text:p>
            <text:p text:style-name="P32"><text:span text:style-name="T30">My work can be divided in three parts: 1) how a type system for data race freedom, and the properties of actor-based languages can be used to ensure safety and efficiency of a fully concurrent garbage collector. I have worked on the formalisation of such protocol, on its correctness proofs, and on its evaluation. 2) a framework that allows the programmer to use annotated types to  express how data should be organised in memory, in order to improve cache performance, and to keep the code modular and high-level. I have worked on the design of such a framework, formalisation and proof of correctness, and I am currently working on its implementation and evaluation. 3) the interplay between the garbage collector of part 1 and the framework of part 2. </text:span><text:s text:c="2"/></text:p>
            <text:p text:style-name="P27"><text:span text:style-name="T22">Project:</text:span><text:span text:style-name="T20"> </text:span>European Project UpScale (https://upscale.project.cwi.nl/).</text:p>
          </table:table-cell>
        </table:table-row>
      </table:table>
      <text:p text:style-name="Standard"/>
      <table:table table:name="EuropassCV_WorkExperience_1" table:style-name="EuropassCV_5f_WorkExperience_5f_1">
        <table:table-column table:style-name="EuropassCV_5f_WorkExperience_5f_1.A"/>
        <table:table-column table:style-name="EuropassCV_5f_WorkExperience_5f_1.B"/>
        <table:table-row table:style-name="EuropassCV_5f_WorkExperience_5f_1.1">
          <table:table-cell table:style-name="EuropassCV_5f_WorkExperience_5f_1.A1" table:number-rows-spanned="3" office:value-type="string">
            <text:p text:style-name="_5f_ECV_5f_Date">01 September 2012 – 31 January 2014</text:p>
          </table:table-cell>
          <table:table-cell table:style-name="EuropassCV_5f_WorkExperience_5f_1.A1" office:value-type="string">
            <text:p text:style-name="_5f_ECV_5f_SubSectionHeading">Student/<text:span text:style-name="T32">Researcher</text:span> – LaSIGE Group of Software Systems</text:p>
          </table:table-cell>
        </table:table-row>
        <table:table-row table:style-name="EuropassCV_5f_WorkExperience_5f_1.1">
          <table:covered-table-cell/>
          <table:table-cell table:style-name="EuropassCV_5f_WorkExperience_5f_1.A1" office:value-type="string">
            <text:p text:style-name="_5f_ECV_5f_OrganisationDetails">LaSIGE, Large-Scale Informatics Systems Laboratory, Informatics Department of the University of Lisbon, Faculty of Sciences, Lisbon (Portugal) </text:p>
          </table:table-cell>
        </table:table-row>
        <table:table-row table:style-name="EuropassCV_5f_WorkExperience_5f_1.1">
          <table:covered-table-cell/>
          <table:table-cell table:style-name="EuropassCV_5f_WorkExperience_5f_1.A1" office:value-type="string">
            <text:p text:style-name="P36">I developed a concurrent programming language with refined session types. <text:span text:style-name="T19">I worked under the supervision of Professor Vasco Vasconcelos.</text:span></text:p>
            <text:p text:style-name="P36">SePi programming language - <text:a xlink:type="simple" xlink:href="http://gloss.di.fc.ul.pt/sepi">http://gloss.di.fc.ul.pt/sepi</text:a></text:p>
            <text:p text:style-name="P26"><text:span text:style-name="T21">Projects:</text:span> INTERFACES <text:span text:style-name="T23">(</text:span><text:a xlink:type="simple" xlink:href="http://gloss.di.fc.ul.pt/interfaces"><text:span text:style-name="T23">http://gloss.di.fc.ul.pt/interfaces</text:span></text:a><text:span text:style-name="T23">)</text:span> <text:span text:style-name="T23">from </text:span>01/09/2012 <text:span text:style-name="T23">to</text:span> 31/12/2012; MULTICORE <text:span text:style-name="T23">(</text:span><text:a xlink:type="simple" xlink:href="http://gloss.di.fc.ul.pt/types-multicore"><text:span text:style-name="T23">http://gloss.di.fc.ul.pt/types-multicore</text:span></text:a><text:span text:style-name="T23">) from </text:span>16/12/2013 <text:span text:style-name="T23">to</text:span> 31/01/2014</text:p>
          </table:table-cell>
        </table:table-row>
      </table:table>
      <text:p text:style-name="_5f_ECV_5f_Text"><text:bookmark text:name="LearnerInfo.WorkExperience[1]"/></text:p>
      <table:table table:name="Table1" table:style-name="Table1">
        <table:table-column table:style-name="Table1.A"/>
        <table:table-column table:style-name="Table1.B"/>
        <table:table-row table:style-name="Table1.1">
          <table:table-cell table:style-name="Table1.A1" table:number-rows-spanned="3" office:value-type="string">
            <text:p text:style-name="_5f_ECV_5f_Date">01 September 2011 – 31 August 2012</text:p>
          </table:table-cell>
          <table:table-cell table:style-name="Table1.A1" office:value-type="string">
            <text:p text:style-name="P25">Student/<text:span text:style-name="T32">Researcher</text:span> – <text:span text:style-name="T32">NLX Group</text:span></text:p>
          </table:table-cell>
        </table:table-row>
        <table:table-row table:style-name="Table1.2">
          <table:covered-table-cell/>
          <table:table-cell table:style-name="Table1.A1" office:value-type="string">
            <text:p text:style-name="_5f_ECV_5f_OrganisationDetails">Natural Language and Speech Group of the Department of Informatics of the University of Lisbon, Faculty of Sciences, Lisbon (Portugal) </text:p>
          </table:table-cell>
        </table:table-row>
        <table:table-row table:style-name="Table1.1">
          <table:covered-table-cell/>
          <table:table-cell table:style-name="Table1.A1" office:value-type="string">
            <text:p text:style-name="_5f_ECV_5f_SectionDetails"><text:span text:style-name="T19">In this project, </text:span>I worked with <text:span text:style-name="T32">a</text:span> grammar for computational processing of <text:span text:style-name="T32">the </text:span>Portuguese language <text:s/><text:soft-page-break/>(<text:a xlink:type="simple" xlink:href="http://nlxgroup.di.fc.ul.pt/lxgram/">http://nlxgroup.di.fc.ul.pt/lxgram/</text:a>). <text:span text:style-name="T19">I worked under the supervision of Professor Antonio Branco.</text:span></text:p>
            <text:p text:style-name="P34"><text:span text:style-name="_5f_ECV_5f_Text_5f_Bold">European Project: </text:span>METANET4U - <text:a xlink:type="simple" xlink:href="http://metanet4u.eu/">http://metanet4u.eu/</text:a></text:p>
          </table:table-cell>
        </table:table-row>
      </table:table>
      <text:p text:style-name="_5f_ECV_5f_Text"/>
      <table:table table:name="Table4" table:style-name="Table4">
        <table:table-column table:style-name="Table4.A"/>
        <table:table-column table:style-name="Table4.B"/>
        <table:table-row table:style-name="Table4.1">
          <table:table-cell table:style-name="Table4.A1" office:value-type="string">
            <text:p text:style-name="P5"><text:span text:style-name="T17">PAPERS AND </text:span>PUBLICATIONS</text:p>
          </table:table-cell>
          <table:table-cell table:style-name="Table4.B1" office:value-type="string">
            <text:p text:style-name="P16"><draw:frame draw:style-name="fr3" draw:name="Image1" text:anchor-type="as-char" svg:y="-0.199cm" svg:width="13.3cm" svg:height="0.25cm" draw:z-index="3"><draw:image xlink:href="Pictures/100002010000062000000021F9DDC83D.png" xlink:type="simple" xlink:show="embed" xlink:actuate="onLoad"/></draw:frame> </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p text:style-name="P14">2016</text:p>
          </table:table-cell>
          <table:table-cell table:style-name="Table8.A1" office:value-type="string">
            <text:p text:style-name="P11">- Juliana Franco, Tobias Wrigstad and Sophia Drossopoulou. Towards Enabling Low-Level Memory Optimisations at the High-Level with Ownership Annotations. IWACO'16. </text:p>
          </table:table-cell>
        </table:table-row>
        <table:table-row table:style-name="Table8.1">
          <table:table-cell table:style-name="Table8.A1" office:value-type="string">
            <text:p text:style-name="P14">2015</text:p>
          </table:table-cell>
          <table:table-cell table:style-name="Table8.A1" office:value-type="string">
            <text:p text:style-name="P11">- Sylvan Clebsch, Sebastian Blessing, Juliana Franco and Sophia Drossopoulou. Ownership and Reference Counting based Garbage Collection in the Actor World. ICOOOLPS’15. </text:p>
            <text:p text:style-name="P11">- Juliana Franco and Sophia Drossopoulou, Behavioural types for NUMA, PLACES’15.</text:p>
          </table:table-cell>
        </table:table-row>
        <table:table-row table:style-name="Table8.1">
          <table:table-cell table:style-name="Table8.A1" office:value-type="string">
            <text:p text:style-name="P14">2014</text:p>
          </table:table-cell>
          <table:table-cell table:style-name="Table8.A1" office:value-type="string">
            <text:p text:style-name="P11">- Juliana Franco, Sophia Drossopoulou and Nobuko Yoshida, Calculating communication costs with Sessions Types and Sizes, ICCSW’14.</text:p>
          </table:table-cell>
        </table:table-row>
        <table:table-row table:style-name="Table8.4">
          <table:table-cell table:style-name="Table8.A1" office:value-type="string">
            <text:p text:style-name="P14">2013</text:p>
          </table:table-cell>
          <table:table-cell table:style-name="Table8.A1" office:value-type="string">
            <text:p text:style-name="P11">- Juliana Franco and Vasco T. Vasconcelos, A concurrent programming language with refined session types, In Behavioural Types, p. 33-42, 2013. </text:p>
            <text:p text:style-name="P11">- Juliana Franco, A concurrent programming language with session types, Master Thesis, University of Lisbon, 2013. </text:p>
          </table:table-cell>
        </table:table-row>
      </table:table>
      <text:p text:style-name="P15"/>
      <table:table table:name="EuropassCV_PersonalSkillsTitle" table:style-name="EuropassCV_5f_PersonalSkillsTitle">
        <table:table-column table:style-name="EuropassCV_5f_PersonalSkillsTitle.A"/>
        <table:table-column table:style-name="EuropassCV_5f_PersonalSkillsTitle.B"/>
        <table:table-row table:style-name="EuropassCV_5f_PersonalSkillsTitle.1">
          <table:table-cell table:style-name="EuropassCV_5f_PersonalSkillsTitle.A1" office:value-type="string">
            <text:p text:style-name="P4">PERSONAL SKILLS</text:p>
          </table:table-cell>
          <table:table-cell table:style-name="EuropassCV_5f_PersonalSkillsTitle.B1" office:value-type="string">
            <text:p text:style-name="_5f_ECV_5f_BlueBox"><draw:frame draw:style-name="fr4" draw:name="graphics11" text:anchor-type="as-char" svg:width="13.3cm" svg:height="0.25cm" draw:z-index="1"><draw:image xlink:href="Pictures/100002010000062000000021F9DDC83D.png" xlink:type="simple" xlink:show="embed" xlink:actuate="onLoad"/></draw:frame> </text:p>
          </table:table-cell>
        </table:table-row>
      </table:table>
      <text:p text:style-name="_5f_ECV_5f_Tex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_5f_ECV_5f_LeftDetails">Mother tongue(s)</text:p>
          </table:table-cell>
          <table:table-cell table:style-name="Table5.A1" table:number-columns-spanned="5" office:value-type="string">
            <text:p text:style-name="_5f_ECV_5f_SectionDetails">Portuguese</text:p>
          </table:table-cell>
          <table:covered-table-cell/>
          <table:covered-table-cell/>
          <table:covered-table-cell/>
          <table:covered-table-cell/>
        </table:table-row>
        <table:table-row table:style-name="Table5.2">
          <table:table-cell table:style-name="Table5.A1" office:value-type="string">
            <text:p text:style-name="_5f_ECV_5f_LeftHeading"/>
          </table:table-cell>
          <table:table-cell table:style-name="Table5.A1" table:number-columns-spanned="5" office:value-type="string">
            <text:p text:style-name="_5f_ECV_5f_RightColumn"/>
          </table:table-cell>
          <table:covered-table-cell/>
          <table:covered-table-cell/>
          <table:covered-table-cell/>
          <table:covered-table-cell/>
        </table:table-row>
        <table:table-row table:style-name="Table5.3">
          <table:table-cell table:style-name="Table5.A1" table:number-rows-spanned="2" office:value-type="string">
            <text:p text:style-name="_5f_ECV_5f_LeftDetails">Other language(s)</text:p>
          </table:table-cell>
          <table:table-cell table:style-name="Table5.B3" table:number-columns-spanned="2" office:value-type="string">
            <text:p text:style-name="P6">UNDERSTANDING</text:p>
          </table:table-cell>
          <table:covered-table-cell/>
          <table:table-cell table:style-name="Table5.D3" table:number-columns-spanned="2" office:value-type="string">
            <text:p text:style-name="P6">SPEAKING</text:p>
          </table:table-cell>
          <table:covered-table-cell/>
          <table:table-cell table:style-name="Table5.D3" office:value-type="string">
            <text:p text:style-name="P6">WRITING</text:p>
          </table:table-cell>
        </table:table-row>
        <table:table-row table:style-name="Table5.3">
          <table:covered-table-cell/>
          <table:table-cell table:style-name="Table5.B4" office:value-type="string">
            <text:p text:style-name="_5f_ECV_5f_LanguageSubHeading">Listening</text:p>
          </table:table-cell>
          <table:table-cell table:style-name="Table5.C4" office:value-type="string">
            <text:p text:style-name="_5f_ECV_5f_LanguageSubHeading">Reading</text:p>
          </table:table-cell>
          <table:table-cell table:style-name="Table5.C4" office:value-type="string">
            <text:p text:style-name="_5f_ECV_5f_LanguageSubHeading">Spoken interaction</text:p>
          </table:table-cell>
          <table:table-cell table:style-name="Table5.C4" office:value-type="string">
            <text:p text:style-name="_5f_ECV_5f_LanguageSubHeading">Spoken production</text:p>
          </table:table-cell>
          <table:table-cell table:style-name="Table5.C4" office:value-type="string">
            <text:p text:style-name="_5f_ECV_5f_RightColumn"/>
          </table:table-cell>
        </table:table-row>
        <table:table-row table:style-name="Table5.5">
          <table:table-cell table:style-name="Table5.A7" office:value-type="string">
            <text:p text:style-name="_5f_ECV_5f_LanguageName"><text:bookmark text:name="LearnerInfo.Skills.Linguistic.ForeignLanguage[0]"/>English</text:p>
          </table:table-cell>
          <table:table-cell table:style-name="Table5.B7" office:value-type="string">
            <text:p text:style-name="P8">C2</text:p>
          </table:table-cell>
          <table:table-cell table:style-name="Table5.C7" office:value-type="string">
            <text:p text:style-name="P7">C<text:span text:style-name="T12">2</text:span></text:p>
          </table:table-cell>
          <table:table-cell table:style-name="Table5.D7" office:value-type="string">
            <text:p text:style-name="P8">C1</text:p>
          </table:table-cell>
          <table:table-cell table:style-name="Table5.E7" office:value-type="string">
            <text:p text:style-name="P8">C1</text:p>
          </table:table-cell>
          <table:table-cell table:style-name="Table5.F7" office:value-type="string">
            <text:p text:style-name="P7">C<text:span text:style-name="T12">2</text:span></text:p>
          </table:table-cell>
        </table:table-row>
        <table:table-row table:style-name="Table5.5">
          <table:table-cell table:style-name="Table5.A1" office:value-type="string">
            <text:p text:style-name="Standard"/>
          </table:table-cell>
          <table:table-cell table:style-name="Table5.B6" table:number-columns-spanned="5" office:value-type="string">
            <text:p text:style-name="_5f_ECV_5f_LanguageCertificate"><text:s/></text:p>
          </table:table-cell>
          <table:covered-table-cell/>
          <table:covered-table-cell/>
          <table:covered-table-cell/>
          <table:covered-table-cell/>
        </table:table-row>
        <table:table-row table:style-name="Table5.5">
          <table:table-cell table:style-name="Table5.A7" office:value-type="string">
            <text:p text:style-name="_5f_ECV_5f_LanguageName"><text:bookmark text:name="LearnerInfo.Skills.Linguistic.ForeignLanguage[1]"/>Spanish</text:p>
          </table:table-cell>
          <table:table-cell table:style-name="Table5.B7" office:value-type="string">
            <text:p text:style-name="P7">A2</text:p>
          </table:table-cell>
          <table:table-cell table:style-name="Table5.C7" office:value-type="string">
            <text:p text:style-name="P7">A2</text:p>
          </table:table-cell>
          <table:table-cell table:style-name="Table5.D7" office:value-type="string">
            <text:p text:style-name="P7">A1</text:p>
          </table:table-cell>
          <table:table-cell table:style-name="Table5.E7" office:value-type="string">
            <text:p text:style-name="P7">A1</text:p>
          </table:table-cell>
          <table:table-cell table:style-name="Table5.F7" office:value-type="string">
            <text:p text:style-name="P7">A1</text:p>
          </table:table-cell>
        </table:table-row>
        <table:table-row table:style-name="Table5.5">
          <table:table-cell table:style-name="Table5.A1" office:value-type="string">
            <text:p text:style-name="Standard"/>
          </table:table-cell>
          <table:table-cell table:style-name="Table5.B6" table:number-columns-spanned="5" office:value-type="string">
            <text:p text:style-name="_5f_ECV_5f_LanguageCertificate">Certificate of a <text:span text:style-name="T19">Spanish</text:span> language course in Cervantes Institute of Lisbon. Grade 9 (0 - 10) </text:p>
          </table:table-cell>
          <table:covered-table-cell/>
          <table:covered-table-cell/>
          <table:covered-table-cell/>
          <table:covered-table-cell/>
        </table:table-row>
        <table:table-row table:style-name="Table5.9">
          <table:table-cell table:style-name="Table5.A1" office:value-type="string">
            <text:p text:style-name="Standard"/>
          </table:table-cell>
          <table:table-cell table:style-name="Table5.B9" table:number-columns-spanned="5" office:value-type="string">
            <text:p text:style-name="_5f_ECV_5f_LanguageExplanation">Levels: A1/A2: Basic user - B1/B2: Independent user - C1/C2: Proficient user</text:p>
            <text:p text:style-name="_5f_ECV_5f_LanguageExplanation"><text:a xlink:type="simple" xlink:href="http://europass.cedefop.europa.eu/en/resources/european-language-levels-cefr">Common European Framework of Reference for Languages</text:a> </text:p>
          </table:table-cell>
          <table:covered-table-cell/>
          <table:covered-table-cell/>
          <table:covered-table-cell/>
          <table:covered-table-cell/>
        </table:table-row>
      </table:table>
      <text:p text:style-name="_5f_ECV_5f_Text"/>
      <table:table table:name="EuropassCV_ComputerSkills" table:style-name="EuropassCV_5f_ComputerSkills">
        <table:table-column table:style-name="EuropassCV_5f_ComputerSkills.A"/>
        <table:table-column table:style-name="EuropassCV_5f_ComputerSkills.B"/>
        <table:table-row table:style-name="EuropassCV_5f_ComputerSkills.1">
          <table:table-cell table:style-name="EuropassCV_5f_ComputerSkills.A1" office:value-type="string">
            <text:p text:style-name="_5f_ECV_5f_LeftDetails"><text:bookmark text:name="LearnerInfo.Skills"/>Computer skills</text:p>
          </table:table-cell>
          <table:table-cell table:style-name="EuropassCV_5f_ComputerSkills.A1" office:value-type="string">
            <text:p text:style-name="_5f_ECV_5f_SectionDetails"><text:span text:style-name="_5f_ECV_5f_Text_5f_Bold">Programming languages: </text:span>Java, C, Haskell, SQL, Javascript, Android, <text:span text:style-name="T12">Scala, Pony, Shell script</text:span></text:p>
            <text:p text:style-name="_5f_ECV_5f_SectionDetails"><text:span text:style-name="_5f_ECV_5f_Text_5f_Bold">Technologies and frameworks: </text:span>Xtext, HTML, CSS, XML, JSON, LaTeX, Eclipse, J<text:span text:style-name="T25">U</text:span>nit, <text:span text:style-name="T15">Git</text:span></text:p>
          </table:table-cell>
        </table:table-row>
      </table:table>
      <text:p text:style-name="_5f_ECV_5f_Text"/>
      <table:table table:name="EuropassCV_AdditionalInformation" table:style-name="EuropassCV_5f_AdditionalInformation">
        <table:table-column table:style-name="EuropassCV_5f_AdditionalInformation.A"/>
        <table:table-column table:style-name="EuropassCV_5f_AdditionalInformation.B"/>
        <table:table-row table:style-name="EuropassCV_5f_AdditionalInformation.1">
          <table:table-cell table:style-name="EuropassCV_5f_AdditionalInformation.A1" office:value-type="string">
            <text:p text:style-name="P4">ADDITIONAL INFORMATION</text:p>
          </table:table-cell>
          <table:table-cell table:style-name="EuropassCV_5f_AdditionalInformation.B1" office:value-type="string">
            <text:p text:style-name="_5f_ECV_5f_BlueBox"><draw:frame draw:style-name="fr3" draw:name="graphics12" text:anchor-type="as-char" svg:y="-0.199cm" svg:width="13.3cm" svg:height="0.25cm" draw:z-index="2"><draw:image xlink:href="Pictures/100002010000062000000021F9DDC83D.png" xlink:type="simple" xlink:show="embed" xlink:actuate="onLoad"/></draw:frame> </text:p>
          </table:table-cell>
        </table:table-row>
      </table:table>
      <text:p text:style-name="_5f_ECV_5f_Text"/>
      <table:table table:name="Table7" table:style-name="Table7">
        <table:table-column table:style-name="Table7.A"/>
        <table:table-column table:style-name="Table7.B"/>
        <table:table-row table:style-name="Table7.1">
          <table:table-cell table:style-name="Table7.A1" office:value-type="string">
            <text:p text:style-name="P14">Service</text:p>
          </table:table-cell>
          <table:table-cell table:style-name="Table7.A1" office:value-type="string">
            <text:p text:style-name="P30">- <text:span text:style-name="T18">Co-Chair of International Workshop on Aliasing, Capabilities and Ownership 2017</text:span></text:p>
            <text:p text:style-name="P29">- <text:span text:style-name="T26">Organiser of <text:s/>the Imperial College Computing Student Workshop 2017</text:span></text:p>
            <text:p text:style-name="P29">- <text:span text:style-name="T15">Member of ICOOOLPS17 Program Committee</text:span></text:p>
            <text:p text:style-name="P9">- <text:span text:style-name="T15">Member of NOOL16 Program Committee</text:span></text:p>
            <text:p text:style-name="P9">- <text:span text:style-name="T15">Chair of Imperial College ACM Student Chair 2016-2017</text:span></text:p>
            <text:p text:style-name="P9">- <text:span text:style-name="T15">Athena SWAN PhD rep for the Department of Computing (Imperial College London)</text:span></text:p>
          </table:table-cell>
        </table:table-row>
        <table:table-row table:style-name="Table7.1">
          <table:table-cell table:style-name="Table7.A1" office:value-type="string">
            <text:p text:style-name="_5f_ECV_5f_LeftDetails"><text:span text:style-name="T12">Conferences</text:span> <text:span text:style-name="T12">(and respective co-located events) </text:span>attended</text:p>
          </table:table-cell>
          <table:table-cell table:style-name="Table7.A1" office:value-type="string">
            <text:p text:style-name="P31">ECOOP<text:span text:style-name="T15">'</text:span>14, ECOOP<text:span text:style-name="T15">'15, ECOOP'16, ESOP'15, POPL'16 </text:span></text:p>
          </table:table-cell>
        </table:table-row>
        <table:table-row table:style-name="Table7.1">
          <table:table-cell table:style-name="Table7.A1" office:value-type="string">
            <text:p text:style-name="P14">Summer Schools <text:span text:style-name="T24">and other events</text:span></text:p>
          </table:table-cell>
          <table:table-cell table:style-name="Table7.A1" office:value-type="string">
            <text:p text:style-name="P35">Betty Summer School 2014, School of Formal Methods 2015, Virtual Machines Summer School 2016; <text:span text:style-name="T24">Google PhD Student Summit on Compiler &amp; Programming Technology 2016.</text:span></text:p>
          </table:table-cell>
        </table:table-row>
        <table:table-row table:style-name="Table7.4">
          <table:table-cell table:style-name="Table7.A1" office:value-type="string">
            <text:p text:style-name="P13">Programming Contests</text:p>
          </table:table-cell>
          <table:table-cell table:style-name="Table7.A1" office:value-type="string">
            <text:p text:style-name="P10">Participation in MIUP'2011 and MIUP'2012 representing the Faculty of Sciences of University of Lisbon, as well as in several TIUPs</text:p>
            <text:p text:style-name="P12">MIUP is the most important programming contest in Portugal.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f3a38" style:font-name="Arial1" fo:font-family="Arial" style:font-style-name="Regular" style:font-family-generic="swiss" style:font-pitch="variable" fo:font-size="8pt" fo:letter-spacing="-0.011cm"/>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text-properties style:font-name="Arial1" fo:font-family="Arial" style:font-style-name="Regular" style:font-family-generic="swiss" style:font-pitch="variable" fo:font-size="8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ECV_5f_LeftHeading" style:display-name="_ECV_LeftHeading" style:family="paragraph" style:parent-style-name="Table_20_Contents" style:class="extra" style:master-page-name="">
      <style:paragraph-properties fo:margin-left="0cm" fo:margin-right="0.499cm" fo:margin-top="0cm" fo:margin-bottom="0cm" style:contextual-spacing="false" fo:text-align="end" style:justify-single-word="false" fo:text-indent="0cm" style:auto-text-indent="false" style:page-number="auto" fo:background-color="transparent" style:shadow="none">
        <style:tab-stops/>
        <style:background-image/>
      </style:paragraph-properties>
      <style:text-properties fo:text-transform="uppercase" fo:color="#0e4194" style:font-name="Arial1" fo:font-family="Arial" style:font-style-name="Regular" style:font-family-generic="swiss" style:font-pitch="variable" fo:font-size="9pt" fo:letter-spacing="-0.011cm"/>
    </style:style>
    <style:style style:name="_5f_ECV_5f_MiddleColumn" style:display-name="_ECV_MiddleColumn" style:family="paragraph" style:parent-style-name="Table_20_Contents" style:class="extra" style:master-page-name="">
      <style:paragraph-properties style:page-number="auto"/>
      <style:text-properties fo:color="#404040" fo:font-size="10pt"/>
    </style:style>
    <style:style style:name="_5f_ECV_5f_RightColumn" style:display-name="_ECV_RightColumn" style:family="paragraph" style:parent-style-name="Table_20_Contents" style:class="extra">
      <style:paragraph-properties fo:margin-top="0.109cm" fo:margin-bottom="0cm" style:contextual-spacing="false"/>
      <style:text-properties fo:color="#404040" style:font-name="Arial1" fo:font-family="Arial" style:font-style-name="Regular" style:font-family-generic="swiss" style:font-pitch="variable" fo:letter-spacing="-0.011cm"/>
    </style:style>
    <style:style style:name="_5f_ECV_5f_NameField" style:display-name="_ECV_NameField" style:family="paragraph" style:parent-style-name="_5f_ECV_5f_RightColumn" style:class="extra" style:master-page-name="">
      <style:paragraph-properties fo:margin-left="0cm" fo:margin-right="0cm" fo:margin-top="0cm" fo:margin-bottom="0cm" style:contextual-spacing="false" fo:line-height="100%" fo:text-indent="0cm" style:auto-text-indent="false" style:page-number="auto" fo:background-color="transparent" style:shadow="none">
        <style:tab-stops/>
        <style:background-image/>
      </style:paragraph-properties>
      <style:text-properties fo:color="#3f3a38" style:font-name="Arial" fo:font-family="Arial" style:font-family-generic="swiss" style:font-pitch="variable" fo:font-size="13pt" fo:letter-spacing="-0.011cm" fo:background-color="transparent" style:font-size-asian="9pt" style:font-size-complex="9pt"/>
    </style:style>
    <style:style style:name="_5f_ECV_5f_RightHeading" style:display-name="_ECV_RightHeading" style:family="paragraph" style:parent-style-name="_5f_ECV_5f_NameField" style:class="extra" style:master-page-name="">
      <style:paragraph-properties fo:margin-top="0.109cm" fo:margin-bottom="0cm" style:contextual-spacing="false" fo:line-height="100%" fo:text-align="end" style:justify-single-word="false" style:page-number="auto" text:number-lines="false" text:line-number="0">
        <style:tab-stops/>
      </style:paragraph-properties>
      <style:text-properties fo:color="#1593cb" fo:font-size="7.5pt"/>
    </style:style>
    <style:style style:name="_5f_ECV_5f_1stPage" style:display-name="_ECV_1stPage" style:family="paragraph" style:parent-style-name="_5f_ECV_5f_RightHeading" style:class="extra" style:master-page-name="">
      <style:paragraph-properties fo:margin-top="0.379cm" fo:margin-bottom="0cm" style:contextual-spacing="false" fo:line-height="100%" fo:text-align="start" style:justify-single-word="false" style:page-number="auto" fo:background-color="transparent">
        <style:tab-stops>
          <style:tab-stop style:position="5.001cm"/>
          <style:tab-stop style:position="18cm" style:type="right"/>
        </style:tab-stops>
        <style:background-image/>
      </style:paragraph-properties>
      <style:text-properties fo:color="#1593cb" fo:font-size="10pt"/>
    </style:style>
    <style:style style:name="_5f_ECV_5f_ContactDetails" style:display-name="_ECV_ContactDetails" style:family="paragraph" style:parent-style-name="_5f_ECV_5f_NameField" style:class="extra" style:master-page-name="">
      <style:paragraph-properties fo:line-height="100%" style:page-number="auto" fo:background-color="transparent" style:shadow="none" text:number-lines="false" text:line-number="0" style:vertical-align="middle">
        <style:tab-stops/>
        <style:background-image/>
      </style:paragraph-properties>
      <style:text-properties fo:color="#3f3a38" fo:font-size="9pt" style:text-underline-style="none" style:letter-kerning="false"/>
    </style:style>
    <style:style style:name="_5f_ECV_5f_NarrowSpacing" style:display-name="_ECV_NarrowSpacing" style:family="paragraph" style:parent-style-name="_5f_ECV_5f_RightColumn" style:master-page-name="">
      <style:paragraph-properties style:page-number="auto" fo:background-color="transparent" style:shadow="none" text:number-lines="false" text:line-number="0">
        <style:background-image/>
      </style:paragraph-properties>
      <style:text-properties fo:color="#402c24" fo:font-size="4pt" style:font-size-asian="5pt" style:font-size-complex="5pt"/>
    </style:style>
    <style:style style:name="_5f_ECV_5f_SectionSpacing" style:display-name="_ECV_SectionSpacing" style:family="paragraph" style:parent-style-name="_5f_ECV_5f_RightColumn" style:class="extra" style:master-page-name="">
      <style:paragraph-properties style:page-number="auto" fo:background-color="transparent" style:shadow="none">
        <style:tab-stops/>
        <style:background-image/>
      </style:paragraph-properties>
      <style:text-properties fo:color="#404040"/>
    </style:style>
    <style:style style:name="Table" style:family="paragraph" style:parent-style-name="Caption" style:class="extra"/>
    <style:style style:name="_5f_ECV_5f_SubSectionHeading" style:display-name="_ECV_SubSectionHeading" style:family="paragraph" style:parent-style-name="_5f_ECV_5f_RightColumn" style:master-page-name="">
      <style:paragraph-properties fo:margin-left="0cm" fo:margin-right="0cm" fo:margin-top="0cm" fo:margin-bottom="0cm" style:contextual-spacing="false" fo:line-height="100%" fo:text-indent="0cm" style:auto-text-indent="false" style:page-number="auto" fo:background-color="transparent" style:shadow="none">
        <style:tab-stops/>
        <style:background-image/>
      </style:paragraph-properties>
      <style:text-properties fo:color="#0e4194" style:font-name="Arial1" fo:font-family="Arial" style:font-style-name="Regular" style:font-family-generic="swiss" style:font-pitch="variable" fo:font-size="11pt" fo:letter-spacing="-0.011cm"/>
    </style:style>
    <style:style style:name="_5f_ECV_5f_OrganisationDetails" style:display-name="_ECV_OrganisationDetails" style:family="paragraph" style:parent-style-name="_5f_ECV_5f_RightColumn" style:list-style-name="" style:master-page-name="">
      <style:paragraph-properties fo:margin-top="0.101cm" fo:margin-bottom="0.15cm" style:contextual-spacing="false" fo:line-height="100%" fo:text-align="start" style:justify-single-word="false" style:page-number="auto" fo:background-color="transparent" style:shadow="none" style:text-autospace="none">
        <style:tab-stops/>
        <style:background-image/>
      </style:paragraph-properties>
      <style:text-properties fo:color="#3f3a38" style:font-name="Arial1" fo:font-family="Arial" style:font-style-name="Regular" style:font-family-generic="swiss" style:font-pitch="variable" fo:font-size="9pt" fo:letter-spacing="-0.011cm" style:font-name-asian="ArialMT" style:font-family-asian="ArialMT" style:font-family-generic-asian="swiss" style:font-size-asian="9pt" style:font-name-complex="ArialMT" style:font-family-complex="ArialMT" style:font-family-generic-complex="swiss" style:font-size-complex="9pt"/>
    </style:style>
    <style:style style:name="_5f_ECV_5f_SectionDetails" style:display-name="_ECV_SectionDetails" style:family="paragraph" style:parent-style-name="Standard" style:default-outline-level="" style:list-style-name="" style:master-page-name="">
      <style:paragraph-properties fo:margin-top="0.049cm" fo:margin-bottom="0.099cm" style:contextual-spacing="false" fo:line-height="100%" style:page-number="auto" fo:background-color="transparent" style:shadow="none" text:number-lines="false" text:line-number="0" style:text-autospace="none">
        <style:tab-stops/>
        <style:background-image/>
      </style:paragraph-properties>
      <style:text-properties fo:color="#3f3a38" style:font-name="Arial1" fo:font-family="Arial" style:font-style-name="Regular" style:font-family-generic="swiss" style:font-pitch="variable" fo:font-size="9pt" fo:letter-spacing="-0.011cm"/>
    </style:style>
    <style:style style:name="_5f_ECV_5f_PersonalStatement" style:display-name="_ECV_PersonalStatement" style:family="paragraph" style:parent-style-name="_5f_ECV_5f_RightColumn" style:class="extra" style:master-page-name="">
      <style:paragraph-properties fo:margin-left="0cm" fo:margin-right="0cm" fo:margin-top="0cm" fo:margin-bottom="0.099cm" style:contextual-spacing="false" fo:line-height="100%" fo:text-indent="0cm" style:auto-text-indent="false" style:page-number="auto" fo:background-color="transparent" style:shadow="none">
        <style:tab-stops/>
        <style:background-image/>
      </style:paragraph-properties>
      <style:text-properties fo:color="#3f3a38" style:font-name="Arial" fo:font-family="Arial" style:font-family-generic="swiss" style:font-pitch="variable" fo:font-size="10pt" fo:letter-spacing="-0.011cm" fo:background-color="transparent" style:font-size-asian="9pt" style:font-size-complex="9pt"/>
    </style:style>
    <style:style style:name="_5f_ECV_5f_SectionBullet" style:display-name="_ECV_SectionBullet" style:family="paragraph" style:parent-style-name="_5f_ECV_5f_SectionDetails" style:default-outline-level="1" style:master-page-name="">
      <style:paragraph-properties fo:margin-top="0cm" fo:margin-bottom="0cm" style:contextual-spacing="false" fo:line-height="100%" style:page-number="auto" fo:background-color="transparent" style:shadow="none">
        <style:tab-stops/>
        <style:drop-cap/>
        <style:background-image/>
      </style:paragraph-properties>
      <style:text-properties fo:color="#3f3a38"/>
    </style:style>
    <style:style style:name="CV_20_Major" style:display-name="CV Major" style:family="paragraph" style:parent-style-name="Standard" style:class="extra">
      <style:paragraph-properties fo:margin-left="0.199cm" fo:margin-right="0.199cm" fo:margin-top="0cm" fo:margin-bottom="0cm" style:contextual-spacing="false" fo:text-indent="0cm" style:auto-text-indent="false"/>
      <style:text-properties fo:font-size="12pt" fo:font-weight="bold"/>
    </style:style>
    <style:style style:name="_5f_ECV_5f_Date" style:display-name="_ECV_Date" style:family="paragraph" style:parent-style-name="_5f_ECV_5f_LeftHeading" style:master-page-name="">
      <style:paragraph-properties fo:margin-left="0cm" fo:margin-right="0.499cm" fo:margin-top="0.049cm" fo:margin-bottom="0cm" style:contextual-spacing="false" fo:line-height="100%" fo:text-indent="0cm" style:auto-text-indent="false" style:page-number="auto" fo:background-color="transparent" style:shadow="none" style:vertical-align="top">
        <style:background-image/>
      </style:paragraph-properties>
      <style:text-properties fo:font-variant="normal" fo:text-transform="none" fo:color="#0e4194"/>
    </style:style>
    <style:style style:name="CV_20_Heading_20_3" style:display-name="CV Heading 3" style:family="paragraph" style:parent-style-name="Standard" style:next-style-name="Standard">
      <style:paragraph-properties fo:margin-left="0.199cm" fo:margin-right="0.199cm" fo:margin-top="0cm" fo:margin-bottom="0cm" style:contextual-spacing="false" fo:text-align="end" style:justify-single-word="false" fo:text-indent="0cm" style:auto-text-indent="false" style:vertical-align="middle">
        <style:tab-stops/>
      </style:paragraph-properties>
    </style:style>
    <style:style style:name="_5f_ECV_5f_HeadingLine" style:display-name="_ECV_HeadingLine" style:family="paragraph" style:parent-style-name="_5f_ECV_5f_SubSectionHeading">
      <style:paragraph-properties fo:margin-left="0cm" fo:margin-right="0cm" fo:margin-top="0cm" fo:margin-bottom="0cm" style:contextual-spacing="false" fo:text-indent="0cm" style:auto-text-indent="false" fo:background-color="transparent" fo:padding="0cm" fo:border="none" style:shadow="none" style:join-border="false">
        <style:background-image/>
      </style:paragraph-properties>
      <style:text-properties fo:color="#17ace6"/>
    </style:style>
    <style:style style:name="Header" style:family="paragraph" style:parent-style-name="Standard" style:class="extra">
      <style:paragraph-properties fo:background-color="transparent" text:number-lines="false" text:line-number="0">
        <style:tab-stops>
          <style:tab-stop style:position="9.001cm" style:type="center"/>
          <style:tab-stop style:position="18.002cm" style:type="right"/>
        </style:tab-stops>
        <style:background-image/>
      </style:paragraph-properties>
    </style:style>
    <style:style style:name="_5f_ECV_5f_Attachment" style:display-name="_ECV_Attachment" style:family="paragraph" style:parent-style-name="_5f_ECV_5f_SectionDetails" style:master-page-name="">
      <style:paragraph-properties fo:text-align="end" style:justify-single-word="false" style:page-number="auto" style:shadow="none"/>
      <style:text-properties style:text-underline-style="solid" style:text-underline-width="auto" style:text-underline-color="font-color"/>
    </style:style>
    <style:style style:name="_5f_ECV_5f_HeaderFirstPage" style:display-name="_ECV_HeaderFirstPage" style:family="paragraph" style:parent-style-name="Header" style:master-page-name="">
      <style:paragraph-properties fo:line-height="100%" style:page-number="auto" fo:background-color="transparent" style:shadow="none">
        <style:tab-stops>
          <style:tab-stop style:position="5.001cm" style:type="center"/>
          <style:tab-stop style:position="9.001cm" style:type="center"/>
          <style:tab-stop style:position="18.002cm" style:type="right"/>
        </style:tab-stops>
        <style:background-image/>
      </style:paragraph-properties>
      <style:text-properties fo:color="#17ace6" style:font-name="Arial1" fo:font-family="Arial" style:font-style-name="Regular" style:font-family-generic="swiss" style:font-pitch="variable" fo:font-size="10pt"/>
    </style:style>
    <style:style style:name="_5f_ECV_5f_HeaderOtherPage" style:display-name="_ECV_HeaderOtherPage" style:family="paragraph" style:parent-style-name="_5f_ECV_5f_HeaderFirstPage"/>
    <style:style style:name="_5f_ECV_5f_LeftDetails" style:display-name="_ECV_LeftDetails" style:family="paragraph" style:parent-style-name="_5f_ECV_5f_LeftHeading" style:class="extra">
      <style:paragraph-properties fo:margin-top="0.041cm" fo:margin-bottom="0cm" style:contextual-spacing="false" style:shadow="none"/>
      <style:text-properties fo:font-variant="normal" fo:text-transform="none" fo:color="#0e4194"/>
    </style:style>
    <style:style style:name="Footer" style:family="paragraph" style:parent-style-name="Standard" style:class="extra">
      <style:paragraph-properties fo:background-color="transparent" style:shadow="none" text:number-lines="false" text:line-number="0">
        <style:tab-stops>
          <style:tab-stop style:position="5.001cm" style:type="right"/>
          <style:tab-stop style:position="18cm"/>
        </style:tab-stops>
        <style:background-image/>
      </style:paragraph-properties>
      <style:text-properties fo:color="#1593cb" style:font-name="Arial1" fo:font-family="Arial" style:font-style-name="Regular" style:font-family-generic="swiss" style:font-pitch="variable" fo:letter-spacing="-0.011cm"/>
    </style:style>
    <style:style style:name="_5f_ECV_5f_LanguageHeading" style:display-name="_ECV_LanguageHeading" style:family="paragraph" style:parent-style-name="_5f_ECV_5f_RightColumn" style:class="extra" style:master-page-name="">
      <style:paragraph-properties fo:margin-top="0cm" fo:margin-bottom="0cm" style:contextual-spacing="false" fo:text-align="center" style:justify-single-word="false" style:page-number="auto">
        <style:tab-stops/>
      </style:paragraph-properties>
      <style:text-properties fo:text-transform="uppercase" fo:color="#0e4194" style:font-name="Arial1" fo:font-family="Arial" style:font-style-name="Regular" style:font-family-generic="swiss" style:font-pitch="variable" fo:font-size="7pt" fo:letter-spacing="-0.011cm"/>
    </style:style>
    <style:style style:name="_5f_ECV_5f_LanguageSubHeading" style:display-name="_ECV_LanguageSubHeading" style:family="paragraph" style:parent-style-name="_5f_ECV_5f_LanguageHeading" style:class="extra" style:master-page-name="">
      <style:paragraph-properties fo:line-height="100%" style:page-number="auto" fo:background-color="transparent" style:shadow="none">
        <style:background-image/>
      </style:paragraph-properties>
      <style:text-properties fo:font-variant="normal" fo:text-transform="none" fo:font-size="8pt"/>
    </style:style>
    <style:style style:name="_5f_ECV_5f_LanguageLevel" style:display-name="_ECV_LanguageLevel" style:family="paragraph" style:parent-style-name="_5f_ECV_5f_SectionDetails" style:class="extra" style:master-page-name="">
      <style:paragraph-properties fo:line-height="100%" fo:text-align="center" style:justify-single-word="false" style:page-number="auto" style:vertical-align="middle"/>
      <style:text-properties fo:text-transform="uppercase"/>
    </style:style>
    <style:style style:name="_5f_ECV_5f_LanguageCertificate" style:display-name="_ECV_LanguageCertificate" style:family="paragraph" style:parent-style-name="_5f_ECV_5f_RightColumn" style:class="extra" style:master-page-name="">
      <style:paragraph-properties fo:margin-left="0cm" fo:margin-right="0.499cm" fo:margin-top="0cm" fo:margin-bottom="0cm" style:contextual-spacing="false" fo:line-height="100%" fo:text-align="center" style:justify-single-word="false" fo:text-indent="0cm" style:auto-text-indent="false" style:page-number="auto" fo:background-color="transparent">
        <style:background-image/>
      </style:paragraph-properties>
      <style:text-properties fo:color="#3f3a38" style:font-name="Arial1" fo:font-family="Arial" style:font-style-name="Regular" style:font-family-generic="swiss" style:font-pitch="variable" fo:font-size="8pt" fo:letter-spacing="-0.011cm"/>
    </style:style>
    <style:style style:name="_5f_ECV_5f_LanguageExplanation" style:display-name="_ECV_LanguageExplanation" style:family="paragraph" style:parent-style-name="Standard" style:list-style-name="" style:class="extra">
      <style:paragraph-properties fo:line-height="100%" fo:background-color="transparent" style:shadow="none" style:text-autospace="none">
        <style:background-image/>
      </style:paragraph-properties>
      <style:text-properties fo:color="#0e4194" style:font-name="Arial1" fo:font-family="Arial" style:font-style-name="Regular" style:font-family-generic="swiss" style:font-pitch="variable" fo:font-size="7.5pt" fo:letter-spacing="-0.011cm"/>
    </style:style>
    <style:style style:name="_5f_ECV_5f_Links" style:display-name="_ECV_Links" style:family="paragraph" style:parent-style-name="_5f_ECV_5f_ContactDetails" style:master-page-name="">
      <style:paragraph-properties style:page-number="auto"/>
      <style:text-properties style:text-underline-style="solid" style:text-underline-width="auto" style:text-underline-color="#404040"/>
    </style:style>
    <style:style style:name="_5f_ECV_5f_Text" style:display-name="_ECV_Text" style:family="paragraph" style:parent-style-name="Text_20_body">
      <style:paragraph-properties fo:margin-top="0cm" fo:margin-bottom="0cm" style:contextual-spacing="false" fo:line-height="100%"/>
      <style:text-properties fo:font-size="8pt"/>
    </style:style>
    <style:style style:name="_5f_ECV_5f_BusinessSector" style:display-name="_ECV_BusinessSector" style:family="paragraph" style:parent-style-name="_5f_ECV_5f_OrganisationDetails">
      <style:paragraph-properties fo:margin-top="0.199cm" fo:margin-bottom="0cm" style:contextual-spacing="false" fo:line-height="100%"/>
    </style:style>
    <style:style style:name="_5f_ECV_5f_LanguageName" style:display-name="_ECV_LanguageName" style:family="paragraph" style:parent-style-name="_5f_ECV_5f_LanguageCertificate">
      <style:paragraph-properties fo:text-align="end" style:justify-single-word="false" fo:background-color="transparent" style:shadow="none">
        <style:tab-stops/>
        <style:background-image/>
      </style:paragraph-properties>
      <style:text-properties fo:font-size="9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5f_ECV_5f_PersonalInfoHeading" style:display-name="_ECV_PersonalInfoHeading" style:family="paragraph" style:parent-style-name="_5f_ECV_5f_LeftHeading" style:class="extra">
      <style:paragraph-properties fo:margin-top="0.101cm" fo:margin-bottom="0cm" style:contextual-spacing="false"/>
    </style:style>
    <style:style style:name="_5f_ECV_5f_OccupationalFieldHeading" style:display-name="_ECV_OccupationalFieldHeading" style:family="paragraph" style:parent-style-name="_5f_ECV_5f_LeftHeading" style:class="extra">
      <style:paragraph-properties fo:margin-top="0.101cm" fo:margin-bottom="0cm" style:contextual-spacing="false"/>
      <style:text-properties fo:color="#0e4194"/>
    </style:style>
    <style:style style:name="_5f_ECV_5f_GenderRow" style:display-name="_ECV_GenderRow" style:family="paragraph" style:parent-style-name="Standard" style:class="extra">
      <style:paragraph-properties fo:margin-top="0.15cm" fo:margin-bottom="0cm" style:contextual-spacing="false"/>
      <style:text-properties fo:color="#1593cb" fo:letter-spacing="-0.011cm"/>
    </style:style>
    <style:style style:name="_5f_ECV_5f_CurriculumVitae_5f_NextPages" style:display-name="_ECV_CurriculumVitae_NextPages" style:family="paragraph" style:parent-style-name="_5f_ECV_5f_1stPage" style:class="extra">
      <style:paragraph-properties fo:margin-top="0.27cm" fo:margin-bottom="0cm" style:contextual-spacing="false" fo:text-align="end" style:justify-single-word="false" style:vertical-align="auto">
        <style:tab-stops>
          <style:tab-stop style:position="4.951cm"/>
          <style:tab-stop style:position="18.256cm" style:type="right"/>
        </style:tab-stops>
      </style:paragraph-properties>
    </style:style>
    <style:style style:name="_5f_ECV_5f_BusinessSctionRow" style:display-name="_ECV_BusinessSctionRow" style:family="paragraph" style:parent-style-name="Standard"/>
    <style:style style:name="_5f_ECV_5f_BusinessSectorRow" style:display-name="_ECV_BusinessSectorRow" style:family="paragraph" style:parent-style-name="Standard">
      <style:text-properties fo:color="#3f3a38"/>
    </style:style>
    <style:style style:name="_5f_ECV_5f_BlueBox" style:display-name="_ECV_BlueBox" style:family="paragraph" style:parent-style-name="_5f_ECV_5f_NarrowSpacing" style:master-page-name="">
      <style:paragraph-properties fo:margin-left="0cm" fo:margin-right="0cm" fo:margin-top="0cm" fo:margin-bottom="0cm" style:contextual-spacing="false" fo:text-align="end" style:justify-single-word="false" fo:text-indent="0cm" style:auto-text-indent="false" style:page-number="auto" fo:background-color="transparent" style:shadow="none" style:vertical-align="bottom">
        <style:tab-stops/>
        <style:background-image/>
      </style:paragraph-properties>
      <style:text-properties fo:letter-spacing="normal"/>
    </style:style>
    <style:style style:name="_5f_ESP_5f_1stPage" style:display-name="_ESP_1stPage" style:family="paragraph" style:parent-style-name="_5f_ECV_5f_CurriculumVitae_5f_NextPages"/>
    <style:style style:name="_5f_ESP_5f_Text" style:display-name="_ESP_Text" style:family="paragraph" style:parent-style-name="_5f_ECV_5f_Text"/>
    <style:style style:name="_5f_ESP_5f_Heading" style:display-name="_ESP_Heading" style:family="paragraph" style:parent-style-name="_5f_ESP_5f_Text">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9.151cm" style:type="center"/>
          <style:tab-stop style:position="18.3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151cm" style:type="center"/>
          <style:tab-stop style:position="18.302cm" style:type="right"/>
        </style:tab-stops>
      </style:paragraph-properties>
    </style:style>
    <style:style style:name="_5f_ECV_5f_RelatedDocumentRow" style:display-name="_ECV_RelatedDocumentRow" style:family="paragraph" style:parent-style-name="_5f_ECV_5f_BusinessSectorRow"/>
    <style:style style:name="europass_5f_5f_5f_numbered_5f_5f_5f_list" style:display-name="europass_5f_numbered_5f_list" style:family="paragraph" style:parent-style-name="_5f_ECV_5f_SectionDetails" style:class="list"/>
    <style:style style:name="europass_5f_5f_5f_bulleted_5f_5f_5f_list" style:display-name="europass_5f_bulleted_5f_list" style:family="paragraph" style:parent-style-name="_5f_ECV_5f_SectionDetails" style:class="list"/>
    <style:style style:name="europass_5f_paragraph_5f_indented" style:display-name="europass_paragraph_indented" style:family="paragraph" style:parent-style-name="_5f_ECV_5f_SectionDetails" style:class="text">
      <style:paragraph-properties fo:margin-left="1cm" fo:margin-right="0cm" fo:margin-top="0cm" fo:margin-bottom="0cm" style:contextual-spacing="false" fo:text-indent="0cm" style:auto-text-indent="false"/>
    </style:style>
    <style:style style:name="europass_5f_paragraph_5f_indent1" style:display-name="europass_paragraph_indent1" style:family="paragraph" style:parent-style-name="_5f_ECV_5f_SectionDetails" style:class="text" style:master-page-name="">
      <style:paragraph-properties fo:margin-left="1cm" fo:margin-right="0cm" fo:margin-top="0cm" fo:margin-bottom="0cm" style:contextual-spacing="false" fo:text-indent="0cm" style:auto-text-indent="false" style:page-number="auto"/>
    </style:style>
    <style:style style:name="europass_5f_paragraph_5f_indent2" style:display-name="europass_paragraph_indent2" style:family="paragraph" style:parent-style-name="europass_5f_paragraph_5f_indent1" style:class="text">
      <style:paragraph-properties fo:margin-left="2cm" fo:margin-right="0cm" fo:margin-top="0cm" fo:margin-bottom="0cm" style:contextual-spacing="false" fo:text-indent="0cm" style:auto-text-indent="false"/>
    </style:style>
    <style:style style:name="europass_5f_paragraph_5f_indent3" style:display-name="europass_paragraph_indent3" style:family="paragraph" style:parent-style-name="europass_5f_paragraph_5f_indent2" style:class="text">
      <style:paragraph-properties fo:margin-left="3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_5f_ECV_5f_HeadingContactDetails" style:display-name="_ECV_HeadingContactDetails" style:family="text">
      <style:text-properties fo:color="#1593cb" style:font-name="Arial" fo:font-family="Arial" style:font-family-generic="swiss" style:font-pitch="variable" fo:font-size="9pt" fo:background-color="transparent" style:font-size-asian="9pt" style:font-size-complex="9pt"/>
    </style:style>
    <style:style style:name="_5f_ECV_5f_ContactDetails" style:display-name="_ECV_ContactDetails" style:family="text" style:parent-style-name="_5f_ECV_5f_HeadingContactDetails">
      <style:text-properties fo:color="#3f3a38" style:font-name="Arial" fo:font-family="Arial" style:font-family-generic="swiss" style:font-pitch="variable" fo:font-size="9pt" fo:background-color="transparent" style:font-size-asian="9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ECV_5f_InternetLink" style:display-name="_ECV_InternetLink" style:family="text" style:parent-style-name="Internet_20_link">
      <style:text-properties fo:color="#3f3a38" style:font-name="Arial1" fo:font-family="Arial" style:font-style-name="Regular" style:font-family-generic="swiss" style:font-pitch="variable" fo:font-size="9pt" fo:language="en" fo:country="GB" style:text-underline-style="solid" style:text-underline-width="auto" style:text-underline-color="#404040" fo:background-color="transparent"/>
    </style:style>
    <style:style style:name="_5f_ECV_5f_HeadingBusinessSector" style:display-name="_ECV_HeadingBusinessSector" style:family="text" style:parent-style-name="_5f_ECV_5f_HeadingContactDetails">
      <style:text-properties fo:color="#1593cb" style:font-name="Arial" fo:font-family="Arial" style:font-family-generic="swiss" style:font-pitch="variable" fo:font-size="9pt" fo:letter-spacing="-0.011cm" fo:background-color="transparent" style:font-size-asian="9pt" style:font-size-complex="9pt"/>
    </style:style>
    <style:style style:name="_5f_ECV_5f_Text_5f_Subscript" style:display-name="_ECV_Text_Subscript" style:family="text">
      <style:text-properties style:text-position="sub 58%"/>
    </style:style>
    <style:style style:name="_5f_ECV_5f_Text_5f_Superscript" style:display-name="_ECV_Text_Superscript" style:family="text">
      <style:text-properties style:text-position="super 58%"/>
    </style:style>
    <style:style style:name="_5f_ECV_5f_Text_5f_Bold" style:display-name="_ECV_Text_Bold" style:family="text">
      <style:text-properties style:font-name="Arial" fo:font-family="Arial" style:font-family-generic="swiss" style:font-pitch="variable" fo:font-size="9pt" fo:font-weight="bold"/>
    </style:style>
    <style:style style:name="_5f_ECV_5f_Text_5f_Underline" style:display-name="_ECV_Text_Underline" style:family="text">
      <style:text-properties style:font-name="Arial" fo:font-family="Arial" style:font-family-generic="swiss" style:font-pitch="variable" fo:font-size="9pt" style:text-underline-style="solid" style:text-underline-width="auto" style:text-underline-color="font-color"/>
    </style:style>
    <style:style style:name="_5f_ECV_5f_Text_5f_Italics" style:display-name="_ECV_Text_Italics" style:family="text">
      <style:text-properties style:font-name="Arial" fo:font-family="Arial" style:font-family-generic="swiss" style:font-pitch="variable" fo:font-size="9pt" fo:font-style="italic"/>
    </style:style>
    <style:style style:name="_5f_ECV_5f_Text_5f_Bold_5f_And_5f_Underline" style:display-name="_ECV_Text_Bold_And_Underline" style:family="text">
      <style:text-properties style:font-name="Arial" fo:font-family="Arial" style:font-family-generic="swiss" style:font-pitch="variable" fo:font-size="9pt" style:text-underline-style="solid" style:text-underline-width="auto" style:text-underline-color="font-color" fo:font-weight="bold"/>
    </style:style>
    <style:style style:name="_5f_ECV_5f_Text_5f_Bold_5f_And_5f_Italics" style:display-name="_ECV_Text_Bold_And_Italics" style:family="text">
      <style:text-properties style:font-name="Arial" fo:font-family="Arial" style:font-family-generic="swiss" style:font-pitch="variable" fo:font-size="9pt" fo:font-style="italic" fo:font-weight="bold"/>
    </style:style>
    <style:style style:name="_5f_ECV_5f_Text_5f_Bold_5f_And_5f_Underline_5f_And_5f_Italics" style:display-name="_ECV_Text_Bold_And_Underline_And_Italics" style:family="text">
      <style:text-properties style:font-name="Arial" fo:font-family="Arial" style:font-family-generic="swiss" style:font-pitch="variable" fo:font-size="9pt" fo:font-style="italic" style:text-underline-style="solid" style:text-underline-width="auto" style:text-underline-color="font-color" fo:font-weight="bold"/>
    </style:style>
    <style:style style:name="_5f_ECV_5f_Text_5f_Underline_5f_And_5f_Italics" style:display-name="_ECV_Text_Underline_And_Italics" style:family="text">
      <style:text-properties style:font-name="Arial" fo:font-family="Arial" style:font-family-generic="swiss" style:font-pitch="variable" fo:font-size="9pt" fo:font-style="italic"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13.289cm" fo:min-height="0.25cm" text:anchor-type="paragraph" svg:x="0cm" svg:y="0cm" style:wrap="parallel" style:number-wrapped-paragraphs="no-limit" style:wrap-contour="fals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BlueBox" style:family="graphic" style:parent-style-name="Graphics">
      <style:graphic-properties svg:width="0.259cm" svg:height="0.25cm" text:anchor-type="as-char" svg:x="6.532cm" svg:y="0.499cm" style:vertical-pos="bottom" style:vertical-rel="baseline" style:horizontal-pos="center" style:horizontal-rel="paragraph" fo:background-color="transparent" style:background-transparency="100%" style:shadow="none" draw:shadow-opacity="100%">
        <style:background-image/>
        <style:columns fo:column-count="1" fo:column-gap="0cm"/>
      </style:graphic-properties>
    </style:style>
    <style:style style:name="BlueBoxLine" style:family="graphic" style:parent-style-name="Graphics">
      <style:graphic-properties svg:width="13.3cm" svg:height="0.25cm" text:anchor-type="as-char" svg:x="0.005cm" svg:y="-0.25cm" style:vertical-pos="bottom" style:vertical-rel="baseline" style:horizontal-pos="from-left" style:horizontal-rel="paragraph" fo:background-color="transparent" style:background-transparency="100%"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ContactIcon" style:family="graphic" style:parent-style-name="Graphics">
      <style:graphic-properties svg:width="0.259cm" fo:min-height="0.325cm" text:anchor-type="char" svg:x="0cm" svg:y="0.019cm" fo:margin-left="0cm" fo:margin-right="0.199cm" style:wrap="parallel" style:number-wrapped-paragraphs="no-limit" style:wrap-contour="false" style:vertical-pos="middle" style:vertical-rel="paragraph-content" style:horizontal-pos="left" style:horizontal-rel="paragraph-content" fo:background-color="transparent" style:background-transparency="100%" style:shadow="none" draw:shadow-opacity="100%">
        <style:background-image/>
        <style:columns fo:column-count="1" fo:column-gap="0cm"/>
      </style:graphic-properties>
    </style:style>
    <style:style style:name="_2d_CV_20_Icons" style:display-name="-CV Icons" style:family="graphic" style:parent-style-name="Graphics">
      <style:graphic-properties svg:width="0.228cm" svg:height="0.34cm" text:anchor-type="paragraph" svg:x="0cm" svg:y="0cm" style:wrap="none" style:vertical-pos="from-top" style:vertical-rel="paragraph" style:horizontal-pos="from-left" style:horizontal-rel="paragraph"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uropass_5f_numbered_5f_list" style:display-name="europass_numbered_list">
      <text:list-level-style-number text:level="1" text:style-name="Numbering_20_Symbols"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cm" fo:text-indent="-0.381cm" fo:margin-left="0.76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3cm" fo:text-indent="-0.381cm" fo:margin-left="1.14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24cm" fo:text-indent="-0.381cm" fo:margin-left="1.5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381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86cm" fo:text-indent="-0.381cm" fo:margin-left="2.2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67cm" fo:text-indent="-0.381cm" fo:margin-left="2.6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48cm" fo:text-indent="-0.381cm" fo:margin-left="3.0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29cm" fo:text-indent="-0.381cm" fo:margin-left="3.4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381cm" fo:margin-left="3.81cm"/>
        </style:list-level-properties>
      </text:list-level-style-number>
    </text:list-style>
    <text:list-style style:name="europass_5f_5f_5f_bulleted_5f_5f_5f_list" style:display-name="europass_5f_bulleted_5f_list">
      <text:list-level-style-bullet text:level="1" text:style-name="Bullet_20_Symbols" text:bullet-char="▪">
        <style:list-level-properties text:list-level-position-and-space-mode="label-alignment">
          <style:list-level-label-alignment text:label-followed-by="listtab" text:list-tab-stop-position="0.381cm" fo:text-indent="-0.381cm" fo:margin-left="0.381cm"/>
        </style:list-level-properties>
        <style:text-properties fo:font-family="'Segoe UI'"/>
      </text:list-level-style-bullet>
      <text:list-level-style-bullet text:level="2" text:style-name="Bullet_20_Symbols" text:bullet-char="▫">
        <style:list-level-properties text:list-level-position-and-space-mode="label-alignment">
          <style:list-level-label-alignment text:label-followed-by="listtab" text:list-tab-stop-position="0.762cm" fo:text-indent="-0.381cm" fo:margin-left="0.762cm"/>
        </style:list-level-properties>
        <style:text-properties fo:font-family="'Segoe UI'"/>
      </text:list-level-style-bullet>
      <text:list-level-style-bullet text:level="3" text:style-name="Bullet_20_Symbols" text:bullet-char="▪">
        <style:list-level-properties text:list-level-position-and-space-mode="label-alignment">
          <style:list-level-label-alignment text:label-followed-by="listtab" text:list-tab-stop-position="1.143cm" fo:text-indent="-0.381cm" fo:margin-left="1.143cm"/>
        </style:list-level-properties>
        <style:text-properties fo:font-family="'Segoe UI'"/>
      </text:list-level-style-bullet>
      <text:list-level-style-bullet text:level="4" text:style-name="Bullet_20_Symbols" text:bullet-char="▫">
        <style:list-level-properties text:list-level-position-and-space-mode="label-alignment">
          <style:list-level-label-alignment text:label-followed-by="listtab" text:list-tab-stop-position="1.524cm" fo:text-indent="-0.381cm" fo:margin-left="1.524cm"/>
        </style:list-level-properties>
        <style:text-properties fo:font-family="'Segoe UI'"/>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381cm" fo:margin-left="1.905cm"/>
        </style:list-level-properties>
        <style:text-properties fo:font-family="'Segoe UI'"/>
      </text:list-level-style-bullet>
      <text:list-level-style-bullet text:level="6" text:style-name="Bullet_20_Symbols" text:bullet-char="▫">
        <style:list-level-properties text:list-level-position-and-space-mode="label-alignment">
          <style:list-level-label-alignment text:label-followed-by="listtab" text:list-tab-stop-position="2.286cm" fo:text-indent="-0.381cm" fo:margin-left="2.286cm"/>
        </style:list-level-properties>
        <style:text-properties fo:font-family="'Segoe UI'"/>
      </text:list-level-style-bullet>
      <text:list-level-style-bullet text:level="7" text:style-name="Bullet_20_Symbols" text:bullet-char="▪">
        <style:list-level-properties text:list-level-position-and-space-mode="label-alignment">
          <style:list-level-label-alignment text:label-followed-by="listtab" text:list-tab-stop-position="2.667cm" fo:text-indent="-0.381cm" fo:margin-left="2.667cm"/>
        </style:list-level-properties>
        <style:text-properties fo:font-family="'Segoe UI'"/>
      </text:list-level-style-bullet>
      <text:list-level-style-bullet text:level="8" text:style-name="Bullet_20_Symbols" text:bullet-char="▫">
        <style:list-level-properties text:list-level-position-and-space-mode="label-alignment">
          <style:list-level-label-alignment text:label-followed-by="listtab" text:list-tab-stop-position="3.048cm" fo:text-indent="-0.381cm" fo:margin-left="3.048cm"/>
        </style:list-level-properties>
        <style:text-properties fo:font-family="'Segoe UI'"/>
      </text:list-level-style-bullet>
      <text:list-level-style-bullet text:level="9" text:style-name="Bullet_20_Symbols" text:bullet-char="▪">
        <style:list-level-properties text:list-level-position-and-space-mode="label-alignment">
          <style:list-level-label-alignment text:label-followed-by="listtab" text:list-tab-stop-position="3.429cm" fo:text-indent="-0.381cm" fo:margin-left="3.429cm"/>
        </style:list-level-properties>
        <style:text-properties fo:font-family="'Segoe UI'"/>
      </text:list-level-style-bullet>
      <text:list-level-style-bullet text:level="10" text:style-name="Bullet_20_Symbols" text:bullet-char="▫">
        <style:list-level-properties text:list-level-position-and-space-mode="label-alignment">
          <style:list-level-label-alignment text:label-followed-by="listtab" text:list-tab-stop-position="3.81cm" fo:text-indent="-0.381cm" fo:margin-left="3.81cm"/>
        </style:list-level-properties>
        <style:text-properties fo:font-family="'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_5f_ECV_5f_1stPage">
      <style:paragraph-properties fo:margin-top="0.58cm" fo:margin-bottom="0cm" style:contextual-spacing="false"/>
    </style:style>
    <style:style style:name="MP2" style:family="paragraph" style:parent-style-name="Footer">
      <style:paragraph-properties fo:text-align="start" style:justify-single-word="false" style:text-autospace="none">
        <style:tab-stops>
          <style:tab-stop style:position="5.001cm"/>
          <style:tab-stop style:position="18.3cm" style:type="right"/>
        </style:tab-stops>
      </style:paragraph-properties>
      <style:text-properties fo:color="#26b4ea" style:font-name="ArialMT" fo:font-size="7pt" style:font-name-asian="ArialMT" style:font-size-asian="7pt" style:font-name-complex="ArialMT" style:font-size-complex="7pt"/>
    </style:style>
    <style:style style:name="MP3" style:family="paragraph" style:parent-style-name="_5f_ESP_5f_1stPage">
      <style:paragraph-properties fo:margin-top="0.27cm" fo:margin-bottom="0.4cm" style:contextual-spacing="false"/>
    </style:style>
    <style:style style:name="MT1" style:family="text">
      <style:text-properties fo:color="#1593cb"/>
    </style:style>
    <style:style style:name="MT2" style:family="text">
      <style:text-properties style:font-name="Arial" fo:font-size="10pt" style:font-size-asian="10pt" style:font-size-complex="10pt"/>
    </style:style>
    <style:style style:name="MT3" style:family="text">
      <style:text-properties fo:font-variant="normal" fo:text-transform="none" style:font-name="Arial" fo:font-size="10pt" style:font-size-asian="10pt" style:font-size-complex="10pt"/>
    </style:style>
    <style:style style:name="MT4" style:family="text">
      <style:text-properties fo:color="#0e4194" style:font-name="Arial" fo:font-size="8pt" style:font-size-asian="8pt" style:font-size-complex="8pt"/>
    </style:style>
    <style:style style:name="MT5" style:family="text">
      <style:text-properties fo:color="#1593cb" style:font-name="Arial" fo:font-size="7pt" style:font-size-asian="7pt" style:font-size-complex="7pt"/>
    </style:style>
    <style:style style:name="MT6" style:family="text">
      <style:text-properties fo:color="#1593cb" style:font-name="Arial"/>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01cm" fo:margin-left="1.499cm" fo:margin-right="1.1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07cm" fo:margin-left="0cm" fo:margin-right="0cm" fo:margin-bottom="0.9cm" style:shadow="none" fo:background-color="transparent" style:dynamic-spacing="false">
          <style:background-image/>
        </style:header-footer-properties>
      </style:header-style>
      <style:footer-style>
        <style:header-footer-properties svg:height="1.499cm" fo:margin-left="0cm" fo:margin-right="0cm" fo:margin-top="1cm" style:dynamic-spacing="false"/>
      </style:footer-style>
    </style:page-layout>
    <style:page-layout style:name="Mpm2">
      <style:page-layout-properties fo:page-width="21.001cm" fo:page-height="29.7cm" style:num-format="1" style:print-orientation="portrait" fo:margin-top="1.499cm" fo:margin-bottom="1.101cm" fo:margin-left="1.499cm" fo:margin-right="1.1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6cm" fo:background-color="transparent" style:dynamic-spacing="false">
          <style:background-image/>
        </style:header-footer-properties>
      </style:header-style>
      <style:footer-style>
        <style:header-footer-properties svg:height="1.499cm" fo:margin-left="0cm" fo:margin-right="0cm" fo:margin-top="1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199cm" fo:margin-bottom="1.101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2cm" fo:margin-left="0cm" fo:margin-right="0cm" fo:margin-bottom="0.9cm" fo:background-color="transparent" style:dynamic-spacing="false">
          <style:background-image/>
        </style:header-footer-properties>
      </style:header-style>
      <style:footer-style>
        <style:header-footer-properties svg:height="1.6cm" fo:margin-left="0cm" fo:margin-right="0cm" fo:margin-top="1.101cm" style:dynamic-spacing="false"/>
      </style:footer-style>
    </style:page-layout>
  </office:automatic-styles>
  <office:master-styles>
    <style:master-page style:name="Standard" style:page-layout-name="Mpm1" style:next-style-name="SmallerHeader">
      <style:header>
        <text:p text:style-name="MP1"/>
      </style:header>
      <style:header-left>
        <text:p text:style-name="Header"/>
      </style:header-left>
      <style:footer>
        <text:p text:style-name="MP2"><text:tab/><text:span text:style-name="MT1"> <text:tab/>Page</text:span> <text:span text:style-name="MT1"><text:page-number text:select-page="current">1</text:page-number></text:span><text:span text:style-name="MT1"> / </text:span><text:span text:style-name="MT1"><text:page-count>2</text:page-count></text:span><text:span text:style-name="MT1"> </text:span></text:p>
      </style:footer>
    </style:master-page>
    <style:master-page style:name="SmallerHeader" style:page-layout-name="Mpm2">
      <style:header>
        <text:p text:style-name="_5f_ECV_5f_CurriculumVitae_5f_NextPages"><text:s/><text:span text:style-name="MT2">Curriculum Vitae <text:tab/> <text:s text:c="126"/></text:span><text:span text:style-name="MT3">Juliana Franco </text:span></text:p>
      </style:header>
      <style:footer>
        <text:p text:style-name="MP2"><text:tab/><text:span text:style-name="MT1"><text:tab/>Page</text:span> <text:span text:style-name="MT1"><text:page-number text:select-page="current">2</text:page-number></text:span><text:span text:style-name="MT1"> / </text:span><text:span text:style-name="MT1"><text:page-count>2</text:page-count></text:span><text:span text:style-name="MT1"> </text:span></text:p>
      </style:footer>
    </style:master-page>
    <style:master-page style:name="HTML" style:page-layout-name="Mpm3"/>
    <style:master-page style:name="First_20_Page" style:display-name="First Page" style:page-layout-name="Mpm4" style:next-style-name="Standard"/>
    <style:master-page style:name="_5f_ESP_5f_1stPage" style:display-name="_ESP_1stPage" style:page-layout-name="Mpm5">
      <style:header>
        <text:p text:style-name="MP3"><draw:frame draw:style-name="Mfr1" draw:name="graphics4" text:anchor-type="paragraph" svg:width="4.491cm" svg:height="1.3cm" draw:z-index="0"><draw:image xlink:href="Pictures/100002010000021300000095AD132CD4.png" xlink:type="simple" xlink:show="embed" xlink:actuate="onLoad"/></draw:frame> <text:tab/> <text:span text:style-name="MT2">European Skills Passport<text:line-break/> </text:span><text:span text:style-name="MT4">Juliana Franco </text:span></text:p>
      </style:header>
      <style:footer>
        <text:p text:style-name="Footer_20_left"><text:span text:style-name="MT5">© European Union, 2002-2013 | http://europass.cedefop.europa.eu<text:tab/> <text:tab/>Page</text:span> <text:span text:style-name="MT5"><text:page-number text:select-page="current">0</text:page-number></text:span><text:span text:style-name="MT5"> </text:span><text:span text:style-name="MT5">/ </text:span><text:span text:style-name="MT5"><text:page-count>2</text:page-count></text:span><text:span text:style-name="MT5"> </text:span><text:span text:style-name="MT5"><text:tab/> <text:tab/> </text:span><text:span text:style-name="MT6"><text:s text:c="15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7:39:24.531Z</meta:creation-date>
    <dc:date>2017-02-22T18:40:19.244196817</dc:date>
    <meta:generator>LibreOffice/4.2.8.2$Linux_X86_64 LibreOffice_project/420m0$Build-2</meta:generator>
    <dc:description>Juliana Franco Europass CV</dc:description>
    <meta:keyword>Europass, CV, Cedefop</meta:keyword>
    <dc:subject>Juliana Franco Europass CV</dc:subject>
    <dc:title>Europass-CV-20131204-Franco-EN.odt</dc:title>
    <meta:editing-duration>PT2H54M21S</meta:editing-duration>
    <meta:editing-cycles>39</meta:editing-cycles>
    <meta:document-statistic meta:table-count="16" meta:image-count="6" meta:object-count="0" meta:page-count="2" meta:paragraph-count="105" meta:word-count="809" meta:character-count="6190" meta:non-whitespace-character-count="5053"/>
    <meta:user-defined meta:name="Editor">Juliana Franco</meta:user-defined>
    <meta:user-defined meta:name="Owner">Juliana Franco</meta:user-defined>
  </office:meta>
</office:document-meta>
</file>